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0.801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3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008080" fo:border="0.74pt solid #000000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80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8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8000" fo:border="0.74pt solid #000000"/>
    </style:style>
    <style:style style:name="ce21" style:family="table-cell" style:parent-style-name="Default">
      <style:table-cell-properties fo:background-color="#008000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008080"/>
    </style:style>
    <style:style style:name="ce24" style:family="table-cell" style:parent-style-name="Default">
      <style:table-cell-properties fo:background-color="#00808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0000" fo:border="0.74pt solid #000000"/>
    </style:style>
    <style:style style:name="ce26" style:family="table-cell" style:parent-style-name="Default">
      <style:table-cell-properties fo:background-color="#c0c0c0" fo:border="0.74pt solid #000000"/>
    </style:style>
    <style:style style:name="ce2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 style:data-style-name="N2"/>
    <style:style style:name="ce29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00fff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ane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Zadanie1" table:style-name="ta1">
        <table:table-column table:style-name="co4" table:default-cell-style-name="ce2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omitet/okręg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iczba mandató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7" table:number-rows-spanned="1">
            <text:p>Odpowiedź</text:p>
          </table:table-cell>
          <table:covered-table-cell table:number-columns-repeated="5" table:style-name="ce6"/>
          <table:covered-table-cell/>
          <table:table-cell/>
        </table:table-row>
        <table:table-row table:style-name="ro1">
          <table:table-cell table:style-name="ce4" office:value-type="string" calcext:value-type="string">
            <text:p>Komitet</text:p>
          </table:table-cell>
          <table:table-cell table:style-name="ce4" table:formula="of:=[.B1]" office:value-type="string" office:string-value="A" calcext:value-type="string">
            <text:p>A</text:p>
          </table:table-cell>
          <table:table-cell table:style-name="ce4" table:formula="of:=[.C1]" office:value-type="string" office:string-value="B" calcext:value-type="string">
            <text:p>B</text:p>
          </table:table-cell>
          <table:table-cell table:style-name="ce4" table:formula="of:=[.D1]" office:value-type="string" office:string-value="C" calcext:value-type="string">
            <text:p>C</text:p>
          </table:table-cell>
          <table:table-cell table:style-name="ce4" table:formula="of:=[.E1]" office:value-type="string" office:string-value="D" calcext:value-type="string">
            <text:p>D</text:p>
          </table:table-cell>
          <table:table-cell table:style-name="ce4" table:formula="of:=[.F1]" office:value-type="string" office:string-value="E" calcext:value-type="string">
            <text:p>E</text:p>
          </table:table-cell>
          <table:table-cell table:style-name="ce4" table:formula="of:=[.G1]" office:value-type="string" office:string-value="F" calcext:value-type="string">
            <text:p>F</text:p>
          </table:table-cell>
          <table:table-cell/>
        </table:table-row>
        <table:table-row table:style-name="ro1">
          <table:table-cell table:style-name="ce4" office:value-type="string" calcext:value-type="string">
            <text:p>Lączna suma głosów</text:p>
          </table:table-cell>
          <table:table-cell table:style-name="ce4" table:formula="of:=SUM([.B2:.B21])" office:value-type="float" office:value="6331" calcext:value-type="float">
            <text:p>6331</text:p>
          </table:table-cell>
          <table:table-cell table:style-name="ce4" table:formula="of:=SUM([.C2:.C21])" office:value-type="float" office:value="3801" calcext:value-type="float">
            <text:p>3801</text:p>
          </table:table-cell>
          <table:table-cell table:style-name="ce4" table:formula="of:=SUM([.D2:.D21])" office:value-type="float" office:value="3866" calcext:value-type="float">
            <text:p>3866</text:p>
          </table:table-cell>
          <table:table-cell table:style-name="ce4" table:formula="of:=SUM([.E2:.E21])" office:value-type="float" office:value="4941" calcext:value-type="float">
            <text:p>4941</text:p>
          </table:table-cell>
          <table:table-cell table:style-name="ce4" table:formula="of:=SUM([.F2:.F21])" office:value-type="float" office:value="4351" calcext:value-type="float">
            <text:p>4351</text:p>
          </table:table-cell>
          <table:table-cell table:style-name="ce4" table:formula="of:=SUM([.G2:.G21])" office:value-type="float" office:value="2281" calcext:value-type="float">
            <text:p>2281</text:p>
          </table:table-cell>
          <table:table-cell/>
        </table:table-row>
      </table:table>
      <table:table table:name="Zadanie2" table:style-name="ta1">
        <table:table-column table:style-name="co4" table:default-cell-style-name="ce2"/>
        <table:table-column table:style-name="co1" table:number-columns-repeated="6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omitet/okręg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iczba mandatów</text:p>
          </table:table-cell>
          <table:table-cell table:style-name="ce7" office:value-type="string" calcext:value-type="string">
            <text:p>Suma głosów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SUM([.B2:.G2])" office:value-type="float" office:value="1308" calcext:value-type="float">
            <text:p>1308</text:p>
          </table:table-cell>
          <table:table-cell/>
          <table:table-cell table:style-name="ce8" office:value-type="string" calcext:value-type="string" table:number-columns-spanned="2" table:number-rows-spanned="1">
            <text:p>Odpowiedź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SUM([.B3:.G3])" office:value-type="float" office:value="1552" calcext:value-type="float">
            <text:p>1552</text:p>
          </table:table-cell>
          <table:table-cell/>
          <table:table-cell table:style-name="ce4" office:value-type="string" calcext:value-type="string">
            <text:p>Najmniej głosów:</text:p>
          </table:table-cell>
          <table:table-cell table:style-name="ce4" table:formula="of:=INDEX([.$A$2:.$A$21]; MATCH(MIN([.I2:.I21]); [.$I$2:.$I$21]; 0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formula="of:=SUM([.B4:.G4])" office:value-type="float" office:value="1458" calcext:value-type="float">
            <text:p>1458</text:p>
          </table:table-cell>
          <table:table-cell/>
          <table:table-cell table:style-name="ce4" office:value-type="string" calcext:value-type="string">
            <text:p>Najwięcej głosów:</text:p>
          </table:table-cell>
          <table:table-cell table:style-name="ce4" table:formula="of:=INDEX([.$A$2:.$A$21]; MATCH(MAX([.I2:.I21]); [.$I$2:.$I$21]; 0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formula="of:=SUM([.B5:.G5])"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SUM([.B6:.G6])"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table:formula="of:=SUM([.B7:.G7])"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formula="of:=SUM([.B8:.G8])"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formula="of:=SUM([.B9:.G9])"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formula="of:=SUM([.B10:.G10])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formula="of:=SUM([.B11:.G11])"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SUM([.B12:.G12])"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B13:.G13])"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SUM([.B14:.G14])"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formula="of:=SUM([.B15:.G15])"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formula="of:=SUM([.B16:.G16])"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formula="of:=SUM([.B17:.G17])"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formula="of:=SUM([.B18:.G18])"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SUM([.B19:.G19])"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formula="of:=SUM([.B20:.G20])"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SUM([.B21:.G21])" office:value-type="float" office:value="1186" calcext:value-type="float">
            <text:p>1186</text:p>
          </table:table-cell>
          <table:table-cell table:number-columns-repeated="3"/>
        </table:table-row>
      </table:table>
      <table:table table:name="Zadanie3" table:style-name="ta1">
        <table:table-column table:style-name="co8" table:default-cell-style-name="ce18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ce18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Komite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20" office:value-type="string" calcext:value-type="string">
            <text:p>Liczba mandatów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łosy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table:style-name="ce21" office:value-type="float" office:value="24" calcext:value-type="float">
            <text:p>24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7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9" office:value-type="string" calcext:value-type="string" table:number-columns-spanned="6" table:number-rows-spanned="1">
            <text:p>Wśpółczynik X</text:p>
          </table:table-cell>
          <table:covered-table-cell table:number-columns-repeated="5" table:style-name="ce17"/>
          <table:table-cell table:style-name="ce5" office:value-type="string" calcext:value-type="string">
            <text:p>Kto otrzymuje mandat</text:p>
          </table:table-cell>
          <table:table-cell/>
          <table:table-cell table:style-name="ce8" office:value-type="string" calcext:value-type="string" table:number-columns-spanned="2" table:number-rows-spanned="1">
            <text:p>Odpowiedź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" office:value-type="float" office:value="498" calcext:value-type="float">
            <text:p>498</text:p>
          </table:table-cell>
          <table:table-cell table:formula="of:=[.C$2]" office:value-type="float" office:value="94" calcext:value-type="float">
            <text:p>94</text:p>
          </table:table-cell>
          <table:table-cell table:formula="of:=[.D$2]" office:value-type="float" office:value="265" calcext:value-type="float">
            <text:p>265</text:p>
          </table:table-cell>
          <table:table-cell table:formula="of:=[.E$2]" office:value-type="float" office:value="248" calcext:value-type="float">
            <text:p>248</text:p>
          </table:table-cell>
          <table:table-cell table:formula="of:=[.F$2]" office:value-type="float" office:value="257" calcext:value-type="float">
            <text:p>257</text:p>
          </table:table-cell>
          <table:table-cell table:formula="of:=[.G$2]" office:value-type="float" office:value="159" calcext:value-type="float">
            <text:p>159</text:p>
          </table:table-cell>
          <table:table-cell table:formula="of:=INDEX([.$B$1:.$G$1]; 1; MATCH(MAX([.B5:.G5]); [.$B5:.$G5]; 0))" office:value-type="string" office:string-value="A" calcext:value-type="string">
            <text:p>A</text:p>
          </table:table-cell>
          <table:table-cell/>
          <table:table-cell table:style-name="ce23" office:value-type="string" calcext:value-type="string">
            <text:p>Komitet</text:p>
          </table:table-cell>
          <table:table-cell table:style-name="ce23" office:value-type="string" calcext:value-type="string">
            <text:p>Liczba mandató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1 + (COUNTIF([.$H$5:.$H5]; [.B$1])))" office:value-type="float" office:value="249" calcext:value-type="float">
            <text:p>249</text:p>
          </table:table-cell>
          <table:table-cell table:formula="of:=[.C$2] / (1 + (COUNTIF([.$H$5:.$H5]; [.C$1])))" office:value-type="float" office:value="94" calcext:value-type="float">
            <text:p>94</text:p>
          </table:table-cell>
          <table:table-cell table:formula="of:=[.D$2] / (1 + (COUNTIF([.$H$5:.$H5]; [.D$1])))" office:value-type="float" office:value="265" calcext:value-type="float">
            <text:p>265</text:p>
          </table:table-cell>
          <table:table-cell table:formula="of:=[.E$2] / (1 + (COUNTIF([.$H$5:.$H5]; [.E$1])))" office:value-type="float" office:value="248" calcext:value-type="float">
            <text:p>248</text:p>
          </table:table-cell>
          <table:table-cell table:formula="of:=[.F$2] / (1 + (COUNTIF([.$H$5:.$H5]; [.F$1])))" office:value-type="float" office:value="257" calcext:value-type="float">
            <text:p>257</text:p>
          </table:table-cell>
          <table:table-cell table:formula="of:=[.G$2] / (1 + (COUNTIF([.$H$5:.$H5]; [.G$1])))" office:value-type="float" office:value="159" calcext:value-type="float">
            <text:p>159</text:p>
          </table:table-cell>
          <table:table-cell table:formula="of:=INDEX([.$B$1:.$G$1]; 1; MATCH(MAX([.B6:.G6]); [.$B6:.$G6]; 0))" office:value-type="string" office:string-value="C" calcext:value-type="string">
            <text:p>C</text:p>
          </table:table-cell>
          <table:table-cell/>
          <table:table-cell table:style-name="ce23" office:value-type="string" calcext:value-type="string">
            <text:p>A</text:p>
          </table:table-cell>
          <table:table-cell table:style-name="ce24" table:formula="of:=COUNTIF([.$H$5:.$H$28]; [.J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1 + (COUNTIF([.$H$5:.$H6]; [.B$1])))" office:value-type="float" office:value="249" calcext:value-type="float">
            <text:p>249</text:p>
          </table:table-cell>
          <table:table-cell table:formula="of:=[.C$2] / (1 + (COUNTIF([.$H$5:.$H6]; [.C$1])))" office:value-type="float" office:value="94" calcext:value-type="float">
            <text:p>94</text:p>
          </table:table-cell>
          <table:table-cell table:formula="of:=[.D$2] / (1 + (COUNTIF([.$H$5:.$H6]; [.D$1])))" office:value-type="float" office:value="132.5" calcext:value-type="float">
            <text:p>132,5</text:p>
          </table:table-cell>
          <table:table-cell table:formula="of:=[.E$2] / (1 + (COUNTIF([.$H$5:.$H6]; [.E$1])))" office:value-type="float" office:value="248" calcext:value-type="float">
            <text:p>248</text:p>
          </table:table-cell>
          <table:table-cell table:formula="of:=[.F$2] / (1 + (COUNTIF([.$H$5:.$H6]; [.F$1])))" office:value-type="float" office:value="257" calcext:value-type="float">
            <text:p>257</text:p>
          </table:table-cell>
          <table:table-cell table:formula="of:=[.G$2] / (1 + (COUNTIF([.$H$5:.$H6]; [.G$1])))" office:value-type="float" office:value="159" calcext:value-type="float">
            <text:p>159</text:p>
          </table:table-cell>
          <table:table-cell table:formula="of:=INDEX([.$B$1:.$G$1]; 1; MATCH(MAX([.B7:.G7]); [.$B7:.$G7]; 0))" office:value-type="string" office:string-value="E" calcext:value-type="string">
            <text:p>E</text:p>
          </table:table-cell>
          <table:table-cell/>
          <table:table-cell table:style-name="ce23" office:value-type="string" calcext:value-type="string">
            <text:p>B</text:p>
          </table:table-cell>
          <table:table-cell table:style-name="ce24" table:formula="of:=COUNTIF([.$H$5:.$H$28]; [.J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1 + (COUNTIF([.$H$5:.$H7]; [.B$1])))" office:value-type="float" office:value="249" calcext:value-type="float">
            <text:p>249</text:p>
          </table:table-cell>
          <table:table-cell table:formula="of:=[.C$2] / (1 + (COUNTIF([.$H$5:.$H7]; [.C$1])))" office:value-type="float" office:value="94" calcext:value-type="float">
            <text:p>94</text:p>
          </table:table-cell>
          <table:table-cell table:formula="of:=[.D$2] / (1 + (COUNTIF([.$H$5:.$H7]; [.D$1])))" office:value-type="float" office:value="132.5" calcext:value-type="float">
            <text:p>132,5</text:p>
          </table:table-cell>
          <table:table-cell table:formula="of:=[.E$2] / (1 + (COUNTIF([.$H$5:.$H7]; [.E$1])))" office:value-type="float" office:value="248" calcext:value-type="float">
            <text:p>248</text:p>
          </table:table-cell>
          <table:table-cell table:formula="of:=[.F$2] / (1 + (COUNTIF([.$H$5:.$H7]; [.F$1])))" office:value-type="float" office:value="128.5" calcext:value-type="float">
            <text:p>128,5</text:p>
          </table:table-cell>
          <table:table-cell table:formula="of:=[.G$2] / (1 + (COUNTIF([.$H$5:.$H7]; [.G$1])))" office:value-type="float" office:value="159" calcext:value-type="float">
            <text:p>159</text:p>
          </table:table-cell>
          <table:table-cell table:formula="of:=INDEX([.$B$1:.$G$1]; 1; MATCH(MAX([.B8:.G8]); [.$B8:.$G8]; 0))" office:value-type="string" office:string-value="A" calcext:value-type="string">
            <text:p>A</text:p>
          </table:table-cell>
          <table:table-cell/>
          <table:table-cell table:style-name="ce23" office:value-type="string" calcext:value-type="string">
            <text:p>C</text:p>
          </table:table-cell>
          <table:table-cell table:style-name="ce24" table:formula="of:=COUNTIF([.$H$5:.$H$28]; [.J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1 + (COUNTIF([.$H$5:.$H8]; [.B$1])))" office:value-type="float" office:value="166" calcext:value-type="float">
            <text:p>166</text:p>
          </table:table-cell>
          <table:table-cell table:formula="of:=[.C$2] / (1 + (COUNTIF([.$H$5:.$H8]; [.C$1])))" office:value-type="float" office:value="94" calcext:value-type="float">
            <text:p>94</text:p>
          </table:table-cell>
          <table:table-cell table:formula="of:=[.D$2] / (1 + (COUNTIF([.$H$5:.$H8]; [.D$1])))" office:value-type="float" office:value="132.5" calcext:value-type="float">
            <text:p>132,5</text:p>
          </table:table-cell>
          <table:table-cell table:formula="of:=[.E$2] / (1 + (COUNTIF([.$H$5:.$H8]; [.E$1])))" office:value-type="float" office:value="248" calcext:value-type="float">
            <text:p>248</text:p>
          </table:table-cell>
          <table:table-cell table:formula="of:=[.F$2] / (1 + (COUNTIF([.$H$5:.$H8]; [.F$1])))" office:value-type="float" office:value="128.5" calcext:value-type="float">
            <text:p>128,5</text:p>
          </table:table-cell>
          <table:table-cell table:formula="of:=[.G$2] / (1 + (COUNTIF([.$H$5:.$H8]; [.G$1])))" office:value-type="float" office:value="159" calcext:value-type="float">
            <text:p>159</text:p>
          </table:table-cell>
          <table:table-cell table:formula="of:=INDEX([.$B$1:.$G$1]; 1; MATCH(MAX([.B9:.G9]); [.$B9:.$G9]; 0))" office:value-type="string" office:string-value="D" calcext:value-type="string">
            <text:p>D</text:p>
          </table:table-cell>
          <table:table-cell/>
          <table:table-cell table:style-name="ce23" office:value-type="string" calcext:value-type="string">
            <text:p>D</text:p>
          </table:table-cell>
          <table:table-cell table:style-name="ce24" table:formula="of:=COUNTIF([.$H$5:.$H$28]; [.J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1 + (COUNTIF([.$H$5:.$H9]; [.B$1])))" office:value-type="float" office:value="166" calcext:value-type="float">
            <text:p>166</text:p>
          </table:table-cell>
          <table:table-cell table:formula="of:=[.C$2] / (1 + (COUNTIF([.$H$5:.$H9]; [.C$1])))" office:value-type="float" office:value="94" calcext:value-type="float">
            <text:p>94</text:p>
          </table:table-cell>
          <table:table-cell table:formula="of:=[.D$2] / (1 + (COUNTIF([.$H$5:.$H9]; [.D$1])))" office:value-type="float" office:value="132.5" calcext:value-type="float">
            <text:p>132,5</text:p>
          </table:table-cell>
          <table:table-cell table:formula="of:=[.E$2] / (1 + (COUNTIF([.$H$5:.$H9]; [.E$1])))" office:value-type="float" office:value="124" calcext:value-type="float">
            <text:p>124</text:p>
          </table:table-cell>
          <table:table-cell table:formula="of:=[.F$2] / (1 + (COUNTIF([.$H$5:.$H9]; [.F$1])))" office:value-type="float" office:value="128.5" calcext:value-type="float">
            <text:p>128,5</text:p>
          </table:table-cell>
          <table:table-cell table:formula="of:=[.G$2] / (1 + (COUNTIF([.$H$5:.$H9]; [.G$1])))" office:value-type="float" office:value="159" calcext:value-type="float">
            <text:p>159</text:p>
          </table:table-cell>
          <table:table-cell table:formula="of:=INDEX([.$B$1:.$G$1]; 1; MATCH(MAX([.B10:.G10]); [.$B10:.$G10]; 0))" office:value-type="string" office:string-value="A" calcext:value-type="string">
            <text:p>A</text:p>
          </table:table-cell>
          <table:table-cell/>
          <table:table-cell table:style-name="ce23" office:value-type="string" calcext:value-type="string">
            <text:p>E</text:p>
          </table:table-cell>
          <table:table-cell table:style-name="ce24" table:formula="of:=COUNTIF([.$H$5:.$H$28]; [.J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1 + (COUNTIF([.$H$5:.$H10]; [.B$1])))" office:value-type="float" office:value="124.5" calcext:value-type="float">
            <text:p>124,5</text:p>
          </table:table-cell>
          <table:table-cell table:formula="of:=[.C$2] / (1 + (COUNTIF([.$H$5:.$H10]; [.C$1])))" office:value-type="float" office:value="94" calcext:value-type="float">
            <text:p>94</text:p>
          </table:table-cell>
          <table:table-cell table:formula="of:=[.D$2] / (1 + (COUNTIF([.$H$5:.$H10]; [.D$1])))" office:value-type="float" office:value="132.5" calcext:value-type="float">
            <text:p>132,5</text:p>
          </table:table-cell>
          <table:table-cell table:formula="of:=[.E$2] / (1 + (COUNTIF([.$H$5:.$H10]; [.E$1])))" office:value-type="float" office:value="124" calcext:value-type="float">
            <text:p>124</text:p>
          </table:table-cell>
          <table:table-cell table:formula="of:=[.F$2] / (1 + (COUNTIF([.$H$5:.$H10]; [.F$1])))" office:value-type="float" office:value="128.5" calcext:value-type="float">
            <text:p>128,5</text:p>
          </table:table-cell>
          <table:table-cell table:formula="of:=[.G$2] / (1 + (COUNTIF([.$H$5:.$H10]; [.G$1])))" office:value-type="float" office:value="159" calcext:value-type="float">
            <text:p>159</text:p>
          </table:table-cell>
          <table:table-cell table:formula="of:=INDEX([.$B$1:.$G$1]; 1; MATCH(MAX([.B11:.G11]); [.$B11:.$G11]; 0))" office:value-type="string" office:string-value="F" calcext:value-type="string">
            <text:p>F</text:p>
          </table:table-cell>
          <table:table-cell/>
          <table:table-cell table:style-name="ce23" office:value-type="string" calcext:value-type="string">
            <text:p>F</text:p>
          </table:table-cell>
          <table:table-cell table:style-name="ce24" table:formula="of:=COUNTIF([.$H$5:.$H$28]; [.J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1 + (COUNTIF([.$H$5:.$H11]; [.B$1])))" office:value-type="float" office:value="124.5" calcext:value-type="float">
            <text:p>124,5</text:p>
          </table:table-cell>
          <table:table-cell table:formula="of:=[.C$2] / (1 + (COUNTIF([.$H$5:.$H11]; [.C$1])))" office:value-type="float" office:value="94" calcext:value-type="float">
            <text:p>94</text:p>
          </table:table-cell>
          <table:table-cell table:formula="of:=[.D$2] / (1 + (COUNTIF([.$H$5:.$H11]; [.D$1])))" office:value-type="float" office:value="132.5" calcext:value-type="float">
            <text:p>132,5</text:p>
          </table:table-cell>
          <table:table-cell table:formula="of:=[.E$2] / (1 + (COUNTIF([.$H$5:.$H11]; [.E$1])))" office:value-type="float" office:value="124" calcext:value-type="float">
            <text:p>124</text:p>
          </table:table-cell>
          <table:table-cell table:formula="of:=[.F$2] / (1 + (COUNTIF([.$H$5:.$H11]; [.F$1])))" office:value-type="float" office:value="128.5" calcext:value-type="float">
            <text:p>128,5</text:p>
          </table:table-cell>
          <table:table-cell table:formula="of:=[.G$2] / (1 + (COUNTIF([.$H$5:.$H11]; [.G$1])))" office:value-type="float" office:value="79.5" calcext:value-type="float">
            <text:p>79,5</text:p>
          </table:table-cell>
          <table:table-cell table:formula="of:=INDEX([.$B$1:.$G$1]; 1; MATCH(MAX([.B12:.G12]); [.$B12:.$G12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1 + (COUNTIF([.$H$5:.$H12]; [.B$1])))" office:value-type="float" office:value="124.5" calcext:value-type="float">
            <text:p>124,5</text:p>
          </table:table-cell>
          <table:table-cell table:formula="of:=[.C$2] / (1 + (COUNTIF([.$H$5:.$H12]; [.C$1])))" office:value-type="float" office:value="94" calcext:value-type="float">
            <text:p>94</text:p>
          </table:table-cell>
          <table:table-cell table:formula="of:=[.D$2] / (1 + (COUNTIF([.$H$5:.$H12]; [.D$1])))" office:value-type="float" office:value="88.3333333333333" calcext:value-type="float">
            <text:p>88,3333333333333</text:p>
          </table:table-cell>
          <table:table-cell table:formula="of:=[.E$2] / (1 + (COUNTIF([.$H$5:.$H12]; [.E$1])))" office:value-type="float" office:value="124" calcext:value-type="float">
            <text:p>124</text:p>
          </table:table-cell>
          <table:table-cell table:formula="of:=[.F$2] / (1 + (COUNTIF([.$H$5:.$H12]; [.F$1])))" office:value-type="float" office:value="128.5" calcext:value-type="float">
            <text:p>128,5</text:p>
          </table:table-cell>
          <table:table-cell table:formula="of:=[.G$2] / (1 + (COUNTIF([.$H$5:.$H12]; [.G$1])))" office:value-type="float" office:value="79.5" calcext:value-type="float">
            <text:p>79,5</text:p>
          </table:table-cell>
          <table:table-cell table:formula="of:=INDEX([.$B$1:.$G$1]; 1; MATCH(MAX([.B13:.G13]); [.$B13:.$G13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1 + (COUNTIF([.$H$5:.$H13]; [.B$1])))" office:value-type="float" office:value="124.5" calcext:value-type="float">
            <text:p>124,5</text:p>
          </table:table-cell>
          <table:table-cell table:formula="of:=[.C$2] / (1 + (COUNTIF([.$H$5:.$H13]; [.C$1])))" office:value-type="float" office:value="94" calcext:value-type="float">
            <text:p>94</text:p>
          </table:table-cell>
          <table:table-cell table:formula="of:=[.D$2] / (1 + (COUNTIF([.$H$5:.$H13]; [.D$1])))" office:value-type="float" office:value="88.3333333333333" calcext:value-type="float">
            <text:p>88,3333333333333</text:p>
          </table:table-cell>
          <table:table-cell table:formula="of:=[.E$2] / (1 + (COUNTIF([.$H$5:.$H13]; [.E$1])))" office:value-type="float" office:value="124" calcext:value-type="float">
            <text:p>124</text:p>
          </table:table-cell>
          <table:table-cell table:formula="of:=[.F$2] / (1 + (COUNTIF([.$H$5:.$H13]; [.F$1])))" office:value-type="float" office:value="85.6666666666667" calcext:value-type="float">
            <text:p>85,6666666666667</text:p>
          </table:table-cell>
          <table:table-cell table:formula="of:=[.G$2] / (1 + (COUNTIF([.$H$5:.$H13]; [.G$1])))" office:value-type="float" office:value="79.5" calcext:value-type="float">
            <text:p>79,5</text:p>
          </table:table-cell>
          <table:table-cell table:formula="of:=INDEX([.$B$1:.$G$1]; 1; MATCH(MAX([.B14:.G14]); [.$B14:.$G14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1 + (COUNTIF([.$H$5:.$H14]; [.B$1])))" office:value-type="float" office:value="99.6" calcext:value-type="float">
            <text:p>99,6</text:p>
          </table:table-cell>
          <table:table-cell table:formula="of:=[.C$2] / (1 + (COUNTIF([.$H$5:.$H14]; [.C$1])))" office:value-type="float" office:value="94" calcext:value-type="float">
            <text:p>94</text:p>
          </table:table-cell>
          <table:table-cell table:formula="of:=[.D$2] / (1 + (COUNTIF([.$H$5:.$H14]; [.D$1])))" office:value-type="float" office:value="88.3333333333333" calcext:value-type="float">
            <text:p>88,3333333333333</text:p>
          </table:table-cell>
          <table:table-cell table:formula="of:=[.E$2] / (1 + (COUNTIF([.$H$5:.$H14]; [.E$1])))" office:value-type="float" office:value="124" calcext:value-type="float">
            <text:p>124</text:p>
          </table:table-cell>
          <table:table-cell table:formula="of:=[.F$2] / (1 + (COUNTIF([.$H$5:.$H14]; [.F$1])))" office:value-type="float" office:value="85.6666666666667" calcext:value-type="float">
            <text:p>85,6666666666667</text:p>
          </table:table-cell>
          <table:table-cell table:formula="of:=[.G$2] / (1 + (COUNTIF([.$H$5:.$H14]; [.G$1])))" office:value-type="float" office:value="79.5" calcext:value-type="float">
            <text:p>79,5</text:p>
          </table:table-cell>
          <table:table-cell table:formula="of:=INDEX([.$B$1:.$G$1]; 1; MATCH(MAX([.B15:.G15]); [.$B15:.$G15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1 + (COUNTIF([.$H$5:.$H15]; [.B$1])))" office:value-type="float" office:value="99.6" calcext:value-type="float">
            <text:p>99,6</text:p>
          </table:table-cell>
          <table:table-cell table:formula="of:=[.C$2] / (1 + (COUNTIF([.$H$5:.$H15]; [.C$1])))" office:value-type="float" office:value="94" calcext:value-type="float">
            <text:p>94</text:p>
          </table:table-cell>
          <table:table-cell table:formula="of:=[.D$2] / (1 + (COUNTIF([.$H$5:.$H15]; [.D$1])))" office:value-type="float" office:value="88.3333333333333" calcext:value-type="float">
            <text:p>88,3333333333333</text:p>
          </table:table-cell>
          <table:table-cell table:formula="of:=[.E$2] / (1 + (COUNTIF([.$H$5:.$H15]; [.E$1])))" office:value-type="float" office:value="82.6666666666667" calcext:value-type="float">
            <text:p>82,6666666666667</text:p>
          </table:table-cell>
          <table:table-cell table:formula="of:=[.F$2] / (1 + (COUNTIF([.$H$5:.$H15]; [.F$1])))" office:value-type="float" office:value="85.6666666666667" calcext:value-type="float">
            <text:p>85,6666666666667</text:p>
          </table:table-cell>
          <table:table-cell table:formula="of:=[.G$2] / (1 + (COUNTIF([.$H$5:.$H15]; [.G$1])))" office:value-type="float" office:value="79.5" calcext:value-type="float">
            <text:p>79,5</text:p>
          </table:table-cell>
          <table:table-cell table:formula="of:=INDEX([.$B$1:.$G$1]; 1; MATCH(MAX([.B16:.G16]); [.$B16:.$G1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1 + (COUNTIF([.$H$5:.$H16]; [.B$1])))" office:value-type="float" office:value="83" calcext:value-type="float">
            <text:p>83</text:p>
          </table:table-cell>
          <table:table-cell table:formula="of:=[.C$2] / (1 + (COUNTIF([.$H$5:.$H16]; [.C$1])))" office:value-type="float" office:value="94" calcext:value-type="float">
            <text:p>94</text:p>
          </table:table-cell>
          <table:table-cell table:formula="of:=[.D$2] / (1 + (COUNTIF([.$H$5:.$H16]; [.D$1])))" office:value-type="float" office:value="88.3333333333333" calcext:value-type="float">
            <text:p>88,3333333333333</text:p>
          </table:table-cell>
          <table:table-cell table:formula="of:=[.E$2] / (1 + (COUNTIF([.$H$5:.$H16]; [.E$1])))" office:value-type="float" office:value="82.6666666666667" calcext:value-type="float">
            <text:p>82,6666666666667</text:p>
          </table:table-cell>
          <table:table-cell table:formula="of:=[.F$2] / (1 + (COUNTIF([.$H$5:.$H16]; [.F$1])))" office:value-type="float" office:value="85.6666666666667" calcext:value-type="float">
            <text:p>85,6666666666667</text:p>
          </table:table-cell>
          <table:table-cell table:formula="of:=[.G$2] / (1 + (COUNTIF([.$H$5:.$H16]; [.G$1])))" office:value-type="float" office:value="79.5" calcext:value-type="float">
            <text:p>79,5</text:p>
          </table:table-cell>
          <table:table-cell table:formula="of:=INDEX([.$B$1:.$G$1]; 1; MATCH(MAX([.B17:.G17]); [.$B17:.$G17]; 0)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1 + (COUNTIF([.$H$5:.$H17]; [.B$1])))" office:value-type="float" office:value="83" calcext:value-type="float">
            <text:p>83</text:p>
          </table:table-cell>
          <table:table-cell table:formula="of:=[.C$2] / (1 + (COUNTIF([.$H$5:.$H17]; [.C$1])))" office:value-type="float" office:value="47" calcext:value-type="float">
            <text:p>47</text:p>
          </table:table-cell>
          <table:table-cell table:formula="of:=[.D$2] / (1 + (COUNTIF([.$H$5:.$H17]; [.D$1])))" office:value-type="float" office:value="88.3333333333333" calcext:value-type="float">
            <text:p>88,3333333333333</text:p>
          </table:table-cell>
          <table:table-cell table:formula="of:=[.E$2] / (1 + (COUNTIF([.$H$5:.$H17]; [.E$1])))" office:value-type="float" office:value="82.6666666666667" calcext:value-type="float">
            <text:p>82,6666666666667</text:p>
          </table:table-cell>
          <table:table-cell table:formula="of:=[.F$2] / (1 + (COUNTIF([.$H$5:.$H17]; [.F$1])))" office:value-type="float" office:value="85.6666666666667" calcext:value-type="float">
            <text:p>85,6666666666667</text:p>
          </table:table-cell>
          <table:table-cell table:formula="of:=[.G$2] / (1 + (COUNTIF([.$H$5:.$H17]; [.G$1])))" office:value-type="float" office:value="79.5" calcext:value-type="float">
            <text:p>79,5</text:p>
          </table:table-cell>
          <table:table-cell table:formula="of:=INDEX([.$B$1:.$G$1]; 1; MATCH(MAX([.B18:.G18]); [.$B18:.$G18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1 + (COUNTIF([.$H$5:.$H18]; [.B$1])))" office:value-type="float" office:value="83" calcext:value-type="float">
            <text:p>83</text:p>
          </table:table-cell>
          <table:table-cell table:formula="of:=[.C$2] / (1 + (COUNTIF([.$H$5:.$H18]; [.C$1])))" office:value-type="float" office:value="47" calcext:value-type="float">
            <text:p>47</text:p>
          </table:table-cell>
          <table:table-cell table:formula="of:=[.D$2] / (1 + (COUNTIF([.$H$5:.$H18]; [.D$1])))" office:value-type="float" office:value="66.25" calcext:value-type="float">
            <text:p>66,25</text:p>
          </table:table-cell>
          <table:table-cell table:formula="of:=[.E$2] / (1 + (COUNTIF([.$H$5:.$H18]; [.E$1])))" office:value-type="float" office:value="82.6666666666667" calcext:value-type="float">
            <text:p>82,6666666666667</text:p>
          </table:table-cell>
          <table:table-cell table:formula="of:=[.F$2] / (1 + (COUNTIF([.$H$5:.$H18]; [.F$1])))" office:value-type="float" office:value="85.6666666666667" calcext:value-type="float">
            <text:p>85,6666666666667</text:p>
          </table:table-cell>
          <table:table-cell table:formula="of:=[.G$2] / (1 + (COUNTIF([.$H$5:.$H18]; [.G$1])))" office:value-type="float" office:value="79.5" calcext:value-type="float">
            <text:p>79,5</text:p>
          </table:table-cell>
          <table:table-cell table:formula="of:=INDEX([.$B$1:.$G$1]; 1; MATCH(MAX([.B19:.G19]); [.$B19:.$G19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1 + (COUNTIF([.$H$5:.$H19]; [.B$1])))" office:value-type="float" office:value="83" calcext:value-type="float">
            <text:p>83</text:p>
          </table:table-cell>
          <table:table-cell table:formula="of:=[.C$2] / (1 + (COUNTIF([.$H$5:.$H19]; [.C$1])))" office:value-type="float" office:value="47" calcext:value-type="float">
            <text:p>47</text:p>
          </table:table-cell>
          <table:table-cell table:formula="of:=[.D$2] / (1 + (COUNTIF([.$H$5:.$H19]; [.D$1])))" office:value-type="float" office:value="66.25" calcext:value-type="float">
            <text:p>66,25</text:p>
          </table:table-cell>
          <table:table-cell table:formula="of:=[.E$2] / (1 + (COUNTIF([.$H$5:.$H19]; [.E$1])))" office:value-type="float" office:value="82.6666666666667" calcext:value-type="float">
            <text:p>82,6666666666667</text:p>
          </table:table-cell>
          <table:table-cell table:formula="of:=[.F$2] / (1 + (COUNTIF([.$H$5:.$H19]; [.F$1])))" office:value-type="float" office:value="64.25" calcext:value-type="float">
            <text:p>64,25</text:p>
          </table:table-cell>
          <table:table-cell table:formula="of:=[.G$2] / (1 + (COUNTIF([.$H$5:.$H19]; [.G$1])))" office:value-type="float" office:value="79.5" calcext:value-type="float">
            <text:p>79,5</text:p>
          </table:table-cell>
          <table:table-cell table:formula="of:=INDEX([.$B$1:.$G$1]; 1; MATCH(MAX([.B20:.G20]); [.$B20:.$G2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1 + (COUNTIF([.$H$5:.$H20]; [.B$1])))" office:value-type="float" office:value="71.1428571428571" calcext:value-type="float">
            <text:p>71,1428571428571</text:p>
          </table:table-cell>
          <table:table-cell table:formula="of:=[.C$2] / (1 + (COUNTIF([.$H$5:.$H20]; [.C$1])))" office:value-type="float" office:value="47" calcext:value-type="float">
            <text:p>47</text:p>
          </table:table-cell>
          <table:table-cell table:formula="of:=[.D$2] / (1 + (COUNTIF([.$H$5:.$H20]; [.D$1])))" office:value-type="float" office:value="66.25" calcext:value-type="float">
            <text:p>66,25</text:p>
          </table:table-cell>
          <table:table-cell table:formula="of:=[.E$2] / (1 + (COUNTIF([.$H$5:.$H20]; [.E$1])))" office:value-type="float" office:value="82.6666666666667" calcext:value-type="float">
            <text:p>82,6666666666667</text:p>
          </table:table-cell>
          <table:table-cell table:formula="of:=[.F$2] / (1 + (COUNTIF([.$H$5:.$H20]; [.F$1])))" office:value-type="float" office:value="64.25" calcext:value-type="float">
            <text:p>64,25</text:p>
          </table:table-cell>
          <table:table-cell table:formula="of:=[.G$2] / (1 + (COUNTIF([.$H$5:.$H20]; [.G$1])))" office:value-type="float" office:value="79.5" calcext:value-type="float">
            <text:p>79,5</text:p>
          </table:table-cell>
          <table:table-cell table:formula="of:=INDEX([.$B$1:.$G$1]; 1; MATCH(MAX([.B21:.G21]); [.$B21:.$G21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1 + (COUNTIF([.$H$5:.$H21]; [.B$1])))" office:value-type="float" office:value="71.1428571428571" calcext:value-type="float">
            <text:p>71,1428571428571</text:p>
          </table:table-cell>
          <table:table-cell table:formula="of:=[.C$2] / (1 + (COUNTIF([.$H$5:.$H21]; [.C$1])))" office:value-type="float" office:value="47" calcext:value-type="float">
            <text:p>47</text:p>
          </table:table-cell>
          <table:table-cell table:formula="of:=[.D$2] / (1 + (COUNTIF([.$H$5:.$H21]; [.D$1])))" office:value-type="float" office:value="66.25" calcext:value-type="float">
            <text:p>66,25</text:p>
          </table:table-cell>
          <table:table-cell table:formula="of:=[.E$2] / (1 + (COUNTIF([.$H$5:.$H21]; [.E$1])))" office:value-type="float" office:value="62" calcext:value-type="float">
            <text:p>62</text:p>
          </table:table-cell>
          <table:table-cell table:formula="of:=[.F$2] / (1 + (COUNTIF([.$H$5:.$H21]; [.F$1])))" office:value-type="float" office:value="64.25" calcext:value-type="float">
            <text:p>64,25</text:p>
          </table:table-cell>
          <table:table-cell table:formula="of:=[.G$2] / (1 + (COUNTIF([.$H$5:.$H21]; [.G$1])))" office:value-type="float" office:value="79.5" calcext:value-type="float">
            <text:p>79,5</text:p>
          </table:table-cell>
          <table:table-cell table:formula="of:=INDEX([.$B$1:.$G$1]; 1; MATCH(MAX([.B22:.G22]); [.$B22:.$G22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1 + (COUNTIF([.$H$5:.$H22]; [.B$1])))" office:value-type="float" office:value="71.1428571428571" calcext:value-type="float">
            <text:p>71,1428571428571</text:p>
          </table:table-cell>
          <table:table-cell table:formula="of:=[.C$2] / (1 + (COUNTIF([.$H$5:.$H22]; [.C$1])))" office:value-type="float" office:value="47" calcext:value-type="float">
            <text:p>47</text:p>
          </table:table-cell>
          <table:table-cell table:formula="of:=[.D$2] / (1 + (COUNTIF([.$H$5:.$H22]; [.D$1])))" office:value-type="float" office:value="66.25" calcext:value-type="float">
            <text:p>66,25</text:p>
          </table:table-cell>
          <table:table-cell table:formula="of:=[.E$2] / (1 + (COUNTIF([.$H$5:.$H22]; [.E$1])))" office:value-type="float" office:value="62" calcext:value-type="float">
            <text:p>62</text:p>
          </table:table-cell>
          <table:table-cell table:formula="of:=[.F$2] / (1 + (COUNTIF([.$H$5:.$H22]; [.F$1])))" office:value-type="float" office:value="64.25" calcext:value-type="float">
            <text:p>64,25</text:p>
          </table:table-cell>
          <table:table-cell table:formula="of:=[.G$2] / (1 + (COUNTIF([.$H$5:.$H22]; [.G$1])))" office:value-type="float" office:value="53" calcext:value-type="float">
            <text:p>53</text:p>
          </table:table-cell>
          <table:table-cell table:formula="of:=INDEX([.$B$1:.$G$1]; 1; MATCH(MAX([.B23:.G23]); [.$B23:.$G23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1 + (COUNTIF([.$H$5:.$H23]; [.B$1])))" office:value-type="float" office:value="62.25" calcext:value-type="float">
            <text:p>62,25</text:p>
          </table:table-cell>
          <table:table-cell table:formula="of:=[.C$2] / (1 + (COUNTIF([.$H$5:.$H23]; [.C$1])))" office:value-type="float" office:value="47" calcext:value-type="float">
            <text:p>47</text:p>
          </table:table-cell>
          <table:table-cell table:formula="of:=[.D$2] / (1 + (COUNTIF([.$H$5:.$H23]; [.D$1])))" office:value-type="float" office:value="66.25" calcext:value-type="float">
            <text:p>66,25</text:p>
          </table:table-cell>
          <table:table-cell table:formula="of:=[.E$2] / (1 + (COUNTIF([.$H$5:.$H23]; [.E$1])))" office:value-type="float" office:value="62" calcext:value-type="float">
            <text:p>62</text:p>
          </table:table-cell>
          <table:table-cell table:formula="of:=[.F$2] / (1 + (COUNTIF([.$H$5:.$H23]; [.F$1])))" office:value-type="float" office:value="64.25" calcext:value-type="float">
            <text:p>64,25</text:p>
          </table:table-cell>
          <table:table-cell table:formula="of:=[.G$2] / (1 + (COUNTIF([.$H$5:.$H23]; [.G$1])))" office:value-type="float" office:value="53" calcext:value-type="float">
            <text:p>53</text:p>
          </table:table-cell>
          <table:table-cell table:formula="of:=INDEX([.$B$1:.$G$1]; 1; MATCH(MAX([.B24:.G24]); [.$B24:.$G24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1 + (COUNTIF([.$H$5:.$H24]; [.B$1])))" office:value-type="float" office:value="62.25" calcext:value-type="float">
            <text:p>62,25</text:p>
          </table:table-cell>
          <table:table-cell table:formula="of:=[.C$2] / (1 + (COUNTIF([.$H$5:.$H24]; [.C$1])))" office:value-type="float" office:value="47" calcext:value-type="float">
            <text:p>47</text:p>
          </table:table-cell>
          <table:table-cell table:formula="of:=[.D$2] / (1 + (COUNTIF([.$H$5:.$H24]; [.D$1])))" office:value-type="float" office:value="53" calcext:value-type="float">
            <text:p>53</text:p>
          </table:table-cell>
          <table:table-cell table:formula="of:=[.E$2] / (1 + (COUNTIF([.$H$5:.$H24]; [.E$1])))" office:value-type="float" office:value="62" calcext:value-type="float">
            <text:p>62</text:p>
          </table:table-cell>
          <table:table-cell table:formula="of:=[.F$2] / (1 + (COUNTIF([.$H$5:.$H24]; [.F$1])))" office:value-type="float" office:value="64.25" calcext:value-type="float">
            <text:p>64,25</text:p>
          </table:table-cell>
          <table:table-cell table:formula="of:=[.G$2] / (1 + (COUNTIF([.$H$5:.$H24]; [.G$1])))" office:value-type="float" office:value="53" calcext:value-type="float">
            <text:p>53</text:p>
          </table:table-cell>
          <table:table-cell table:formula="of:=INDEX([.$B$1:.$G$1]; 1; MATCH(MAX([.B25:.G25]); [.$B25:.$G25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1 + (COUNTIF([.$H$5:.$H25]; [.B$1])))" office:value-type="float" office:value="62.25" calcext:value-type="float">
            <text:p>62,25</text:p>
          </table:table-cell>
          <table:table-cell table:formula="of:=[.C$2] / (1 + (COUNTIF([.$H$5:.$H25]; [.C$1])))" office:value-type="float" office:value="47" calcext:value-type="float">
            <text:p>47</text:p>
          </table:table-cell>
          <table:table-cell table:formula="of:=[.D$2] / (1 + (COUNTIF([.$H$5:.$H25]; [.D$1])))" office:value-type="float" office:value="53" calcext:value-type="float">
            <text:p>53</text:p>
          </table:table-cell>
          <table:table-cell table:formula="of:=[.E$2] / (1 + (COUNTIF([.$H$5:.$H25]; [.E$1])))" office:value-type="float" office:value="62" calcext:value-type="float">
            <text:p>62</text:p>
          </table:table-cell>
          <table:table-cell table:formula="of:=[.F$2] / (1 + (COUNTIF([.$H$5:.$H25]; [.F$1])))" office:value-type="float" office:value="51.4" calcext:value-type="float">
            <text:p>51,4</text:p>
          </table:table-cell>
          <table:table-cell table:formula="of:=[.G$2] / (1 + (COUNTIF([.$H$5:.$H25]; [.G$1])))" office:value-type="float" office:value="53" calcext:value-type="float">
            <text:p>53</text:p>
          </table:table-cell>
          <table:table-cell table:formula="of:=INDEX([.$B$1:.$G$1]; 1; MATCH(MAX([.B26:.G26]); [.$B26:.$G2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1 + (COUNTIF([.$H$5:.$H26]; [.B$1])))" office:value-type="float" office:value="55.3333333333333" calcext:value-type="float">
            <text:p>55,3333333333333</text:p>
          </table:table-cell>
          <table:table-cell table:formula="of:=[.C$2] / (1 + (COUNTIF([.$H$5:.$H26]; [.C$1])))" office:value-type="float" office:value="47" calcext:value-type="float">
            <text:p>47</text:p>
          </table:table-cell>
          <table:table-cell table:formula="of:=[.D$2] / (1 + (COUNTIF([.$H$5:.$H26]; [.D$1])))" office:value-type="float" office:value="53" calcext:value-type="float">
            <text:p>53</text:p>
          </table:table-cell>
          <table:table-cell table:formula="of:=[.E$2] / (1 + (COUNTIF([.$H$5:.$H26]; [.E$1])))" office:value-type="float" office:value="62" calcext:value-type="float">
            <text:p>62</text:p>
          </table:table-cell>
          <table:table-cell table:formula="of:=[.F$2] / (1 + (COUNTIF([.$H$5:.$H26]; [.F$1])))" office:value-type="float" office:value="51.4" calcext:value-type="float">
            <text:p>51,4</text:p>
          </table:table-cell>
          <table:table-cell table:formula="of:=[.G$2] / (1 + (COUNTIF([.$H$5:.$H26]; [.G$1])))" office:value-type="float" office:value="53" calcext:value-type="float">
            <text:p>53</text:p>
          </table:table-cell>
          <table:table-cell table:formula="of:=INDEX([.$B$1:.$G$1]; 1; MATCH(MAX([.B27:.G27]); [.$B27:.$G27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1 + (COUNTIF([.$H$5:.$H27]; [.B$1])))" office:value-type="float" office:value="55.3333333333333" calcext:value-type="float">
            <text:p>55,3333333333333</text:p>
          </table:table-cell>
          <table:table-cell table:formula="of:=[.C$2] / (1 + (COUNTIF([.$H$5:.$H27]; [.C$1])))" office:value-type="float" office:value="47" calcext:value-type="float">
            <text:p>47</text:p>
          </table:table-cell>
          <table:table-cell table:formula="of:=[.D$2] / (1 + (COUNTIF([.$H$5:.$H27]; [.D$1])))" office:value-type="float" office:value="53" calcext:value-type="float">
            <text:p>53</text:p>
          </table:table-cell>
          <table:table-cell table:formula="of:=[.E$2] / (1 + (COUNTIF([.$H$5:.$H27]; [.E$1])))" office:value-type="float" office:value="49.6" calcext:value-type="float">
            <text:p>49,6</text:p>
          </table:table-cell>
          <table:table-cell table:formula="of:=[.F$2] / (1 + (COUNTIF([.$H$5:.$H27]; [.F$1])))" office:value-type="float" office:value="51.4" calcext:value-type="float">
            <text:p>51,4</text:p>
          </table:table-cell>
          <table:table-cell table:formula="of:=[.G$2] / (1 + (COUNTIF([.$H$5:.$H27]; [.G$1])))" office:value-type="float" office:value="53" calcext:value-type="float">
            <text:p>53</text:p>
          </table:table-cell>
          <table:table-cell table:formula="of:=INDEX([.$B$1:.$G$1]; 1; MATCH(MAX([.B28:.G28]); [.$B28:.$G28]; 0))" office:value-type="string" office:string-value="A" calcext:value-type="string">
            <text:p>A</text:p>
          </table:table-cell>
          <table:table-cell table:number-columns-repeated="3"/>
        </table:table-row>
      </table:table>
      <table:table table:name="Zadanie4" table:style-name="ta1">
        <table:shapes>
          <draw:frame draw:z-index="0" draw:style-name="gr1" draw:text-style-name="P1" svg:width="15.373cm" svg:height="9.971cm" svg:x="28.606cm" svg:y="17.7cm">
            <draw:object draw:notify-on-update-of-ranges="Zadanie4.J60:Zadanie4.J60 Zadanie4.K60:Zadanie4.P60 Zadanie4.J61:Zadanie4.J61 Zadanie4.K61:Zadanie4.P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number-columns-repeated="8" table:default-cell-style-name="Default"/>
        <table:table-column table:style-name="co3" table:default-cell-style-name="Default"/>
        <table:table-column table:style-name="co13" table:default-cell-style-name="ce18"/>
        <table:table-column table:style-name="co6" table:default-cell-style-name="Default"/>
        <table:table-column table:style-name="co3" table:number-columns-repeated="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Komitet/okręg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iczba mandatów</text:p>
          </table:table-cell>
          <table:table-cell/>
          <table:table-cell table:style-name="ce25" office:value-type="string" calcext:value-type="string">
            <text:p>Nr okręgu: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Komite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20" office:value-type="string" calcext:value-type="string">
            <text:p>Liczba mandatów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Głosy</text:p>
          </table:table-cell>
          <table:table-cell table:formula="of:=VLOOKUP([.$K$1]; [.$A$2:.$H$21]; 2)" office:value-type="float" office:value="99" calcext:value-type="float">
            <text:p>99</text:p>
          </table:table-cell>
          <table:table-cell table:formula="of:=VLOOKUP([.$K$1]; [.$A$2:.$H$21]; 3)" office:value-type="float" office:value="310" calcext:value-type="float">
            <text:p>310</text:p>
          </table:table-cell>
          <table:table-cell table:formula="of:=VLOOKUP([.$K$1]; [.$A$2:.$H$21]; 4)" office:value-type="float" office:value="194" calcext:value-type="float">
            <text:p>194</text:p>
          </table:table-cell>
          <table:table-cell table:formula="of:=VLOOKUP([.$K$1]; [.$A$2:.$H$21]; 5)" office:value-type="float" office:value="249" calcext:value-type="float">
            <text:p>249</text:p>
          </table:table-cell>
          <table:table-cell table:formula="of:=VLOOKUP([.$K$1]; [.$A$2:.$H$21]; 6)" office:value-type="float" office:value="175" calcext:value-type="float">
            <text:p>175</text:p>
          </table:table-cell>
          <table:table-cell table:formula="of:=VLOOKUP([.$K$1]; [.$A$2:.$H$21]; 7)" office:value-type="float" office:value="159" calcext:value-type="float">
            <text:p>159</text:p>
          </table:table-cell>
          <table:table-cell table:style-name="ce21" table:formula="of:=VLOOKUP([.$K$1]; [.$A$2:.$H$21]; 8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7"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Krok</text:p>
          </table:table-cell>
          <table:table-cell table:style-name="ce19" office:value-type="string" calcext:value-type="string" table:number-columns-spanned="6" table:number-rows-spanned="1">
            <text:p>Wśpółczynik X</text:p>
          </table:table-cell>
          <table:covered-table-cell table:number-columns-repeated="5" table:style-name="ce17"/>
          <table:table-cell table:style-name="ce5" office:value-type="string" calcext:value-type="string">
            <text:p>Kto otrzymuje mandat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[.K$3]" office:value-type="float" office:value="99" calcext:value-type="float">
            <text:p>99,00</text:p>
          </table:table-cell>
          <table:table-cell table:style-name="ce28" table:formula="of:=[.L$3]" office:value-type="float" office:value="310" calcext:value-type="float">
            <text:p>310,00</text:p>
          </table:table-cell>
          <table:table-cell table:style-name="ce28" table:formula="of:=[.M$3]" office:value-type="float" office:value="194" calcext:value-type="float">
            <text:p>194,00</text:p>
          </table:table-cell>
          <table:table-cell table:style-name="ce28" table:formula="of:=[.N$3]" office:value-type="float" office:value="249" calcext:value-type="float">
            <text:p>249,00</text:p>
          </table:table-cell>
          <table:table-cell table:style-name="ce28" table:formula="of:=[.O$3]" office:value-type="float" office:value="175" calcext:value-type="float">
            <text:p>175,00</text:p>
          </table:table-cell>
          <table:table-cell table:style-name="ce28" table:formula="of:=[.P$3]" office:value-type="float" office:value="159" calcext:value-type="float">
            <text:p>159,00</text:p>
          </table:table-cell>
          <table:table-cell table:style-name="ce18" table:formula="of:=INDEX([.$K$2:.$P$2]; 1; MATCH(MAX([.K6:.P6]); [.$K6:.$P6]; 0))" office:value-type="string" office:string-value="B" calcext:value-type="string">
            <text:p>B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$Q$3] &gt; [.J6]; [.J6]+1; &quot;&quot;)" office:value-type="float" office:value="2" calcext:value-type="float">
            <text:p>2</text:p>
          </table:table-cell>
          <table:table-cell table:style-name="ce28" table:formula="of:=IF([.J7]&lt;&gt; &quot;&quot;;[.K$3] / (1 + (COUNTIF([.$Q$6:.$Q6]; [.K$2]))); &quot;&quot;)" office:value-type="float" office:value="99" calcext:value-type="float">
            <text:p>99,00</text:p>
          </table:table-cell>
          <table:table-cell table:style-name="ce28" table:formula="of:=IF([.K7]&lt;&gt; &quot;&quot;;[.L$3] / (1 + (COUNTIF([.$Q$6:.$Q6]; [.L$2]))); &quot;&quot;)" office:value-type="float" office:value="155" calcext:value-type="float">
            <text:p>155,00</text:p>
          </table:table-cell>
          <table:table-cell table:style-name="ce28" table:formula="of:=IF([.L7]&lt;&gt; &quot;&quot;;[.M$3] / (1 + (COUNTIF([.$Q$6:.$Q6]; [.M$2]))); &quot;&quot;)" office:value-type="float" office:value="194" calcext:value-type="float">
            <text:p>194,00</text:p>
          </table:table-cell>
          <table:table-cell table:style-name="ce28" table:formula="of:=IF([.M7]&lt;&gt; &quot;&quot;;[.N$3] / (1 + (COUNTIF([.$Q$6:.$Q6]; [.N$2]))); &quot;&quot;)" office:value-type="float" office:value="249" calcext:value-type="float">
            <text:p>249,00</text:p>
          </table:table-cell>
          <table:table-cell table:style-name="ce28" table:formula="of:=IF([.N7]&lt;&gt; &quot;&quot;;[.O$3] / (1 + (COUNTIF([.$Q$6:.$Q6]; [.O$2]))); &quot;&quot;)" office:value-type="float" office:value="175" calcext:value-type="float">
            <text:p>175,00</text:p>
          </table:table-cell>
          <table:table-cell table:style-name="ce28" table:formula="of:=IF([.O7]&lt;&gt; &quot;&quot;;[.P$3] / (1 + (COUNTIF([.$Q$6:.$Q6]; [.P$2]))); &quot;&quot;)" office:value-type="float" office:value="159" calcext:value-type="float">
            <text:p>159,00</text:p>
          </table:table-cell>
          <table:table-cell table:style-name="ce18" table:formula="of:=INDEX([.$K$2:.$P$2]; 1; MATCH(MAX([.K7:.P7]); [.$K7:.$P7]; 0))" office:value-type="string" office:string-value="D" calcext:value-type="string">
            <text:p>D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$Q$3] &gt; [.J7]; [.J7]+1; &quot;&quot;)" office:value-type="float" office:value="3" calcext:value-type="float">
            <text:p>3</text:p>
          </table:table-cell>
          <table:table-cell table:style-name="ce28" table:formula="of:=IF([.J8]&lt;&gt; &quot;&quot;;[.K$3] / (1 + (COUNTIF([.$Q$6:.$Q7]; [.K$2]))); &quot;&quot;)" office:value-type="float" office:value="99" calcext:value-type="float">
            <text:p>99,00</text:p>
          </table:table-cell>
          <table:table-cell table:style-name="ce28" table:formula="of:=IF([.K8]&lt;&gt; &quot;&quot;;[.L$3] / (1 + (COUNTIF([.$Q$6:.$Q7]; [.L$2]))); &quot;&quot;)" office:value-type="float" office:value="155" calcext:value-type="float">
            <text:p>155,00</text:p>
          </table:table-cell>
          <table:table-cell table:style-name="ce28" table:formula="of:=IF([.L8]&lt;&gt; &quot;&quot;;[.M$3] / (1 + (COUNTIF([.$Q$6:.$Q7]; [.M$2]))); &quot;&quot;)" office:value-type="float" office:value="194" calcext:value-type="float">
            <text:p>194,00</text:p>
          </table:table-cell>
          <table:table-cell table:style-name="ce28" table:formula="of:=IF([.M8]&lt;&gt; &quot;&quot;;[.N$3] / (1 + (COUNTIF([.$Q$6:.$Q7]; [.N$2]))); &quot;&quot;)" office:value-type="float" office:value="124.5" calcext:value-type="float">
            <text:p>124,50</text:p>
          </table:table-cell>
          <table:table-cell table:style-name="ce28" table:formula="of:=IF([.N8]&lt;&gt; &quot;&quot;;[.O$3] / (1 + (COUNTIF([.$Q$6:.$Q7]; [.O$2]))); &quot;&quot;)" office:value-type="float" office:value="175" calcext:value-type="float">
            <text:p>175,00</text:p>
          </table:table-cell>
          <table:table-cell table:style-name="ce28" table:formula="of:=IF([.O8]&lt;&gt; &quot;&quot;;[.P$3] / (1 + (COUNTIF([.$Q$6:.$Q7]; [.P$2]))); &quot;&quot;)" office:value-type="float" office:value="159" calcext:value-type="float">
            <text:p>159,00</text:p>
          </table:table-cell>
          <table:table-cell table:style-name="ce18" table:formula="of:=INDEX([.$K$2:.$P$2]; 1; MATCH(MAX([.K8:.P8]); [.$K8:.$P8]; 0))" office:value-type="string" office:string-value="C" calcext:value-type="string">
            <text:p>C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$Q$3] &gt; [.J8]; [.J8]+1; &quot;&quot;)" office:value-type="float" office:value="4" calcext:value-type="float">
            <text:p>4</text:p>
          </table:table-cell>
          <table:table-cell table:style-name="ce28" table:formula="of:=IF([.J9]&lt;&gt; &quot;&quot;;[.K$3] / (1 + (COUNTIF([.$Q$6:.$Q8]; [.K$2]))); &quot;&quot;)" office:value-type="float" office:value="99" calcext:value-type="float">
            <text:p>99,00</text:p>
          </table:table-cell>
          <table:table-cell table:style-name="ce28" table:formula="of:=IF([.K9]&lt;&gt; &quot;&quot;;[.L$3] / (1 + (COUNTIF([.$Q$6:.$Q8]; [.L$2]))); &quot;&quot;)" office:value-type="float" office:value="155" calcext:value-type="float">
            <text:p>155,00</text:p>
          </table:table-cell>
          <table:table-cell table:style-name="ce28" table:formula="of:=IF([.L9]&lt;&gt; &quot;&quot;;[.M$3] / (1 + (COUNTIF([.$Q$6:.$Q8]; [.M$2]))); &quot;&quot;)" office:value-type="float" office:value="97" calcext:value-type="float">
            <text:p>97,00</text:p>
          </table:table-cell>
          <table:table-cell table:style-name="ce28" table:formula="of:=IF([.M9]&lt;&gt; &quot;&quot;;[.N$3] / (1 + (COUNTIF([.$Q$6:.$Q8]; [.N$2]))); &quot;&quot;)" office:value-type="float" office:value="124.5" calcext:value-type="float">
            <text:p>124,50</text:p>
          </table:table-cell>
          <table:table-cell table:style-name="ce28" table:formula="of:=IF([.N9]&lt;&gt; &quot;&quot;;[.O$3] / (1 + (COUNTIF([.$Q$6:.$Q8]; [.O$2]))); &quot;&quot;)" office:value-type="float" office:value="175" calcext:value-type="float">
            <text:p>175,00</text:p>
          </table:table-cell>
          <table:table-cell table:style-name="ce28" table:formula="of:=IF([.O9]&lt;&gt; &quot;&quot;;[.P$3] / (1 + (COUNTIF([.$Q$6:.$Q8]; [.P$2]))); &quot;&quot;)" office:value-type="float" office:value="159" calcext:value-type="float">
            <text:p>159,00</text:p>
          </table:table-cell>
          <table:table-cell table:style-name="ce18" table:formula="of:=INDEX([.$K$2:.$P$2]; 1; MATCH(MAX([.K9:.P9]); [.$K9:.$P9]; 0))" office:value-type="string" office:string-value="E" calcext:value-type="string">
            <text:p>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$Q$3] &gt; [.J9]; [.J9]+1; &quot;&quot;)" office:value-type="float" office:value="5" calcext:value-type="float">
            <text:p>5</text:p>
          </table:table-cell>
          <table:table-cell table:style-name="ce28" table:formula="of:=IF([.J10]&lt;&gt; &quot;&quot;;[.K$3] / (1 + (COUNTIF([.$Q$6:.$Q9]; [.K$2]))); &quot;&quot;)" office:value-type="float" office:value="99" calcext:value-type="float">
            <text:p>99,00</text:p>
          </table:table-cell>
          <table:table-cell table:style-name="ce28" table:formula="of:=IF([.K10]&lt;&gt; &quot;&quot;;[.L$3] / (1 + (COUNTIF([.$Q$6:.$Q9]; [.L$2]))); &quot;&quot;)" office:value-type="float" office:value="155" calcext:value-type="float">
            <text:p>155,00</text:p>
          </table:table-cell>
          <table:table-cell table:style-name="ce28" table:formula="of:=IF([.L10]&lt;&gt; &quot;&quot;;[.M$3] / (1 + (COUNTIF([.$Q$6:.$Q9]; [.M$2]))); &quot;&quot;)" office:value-type="float" office:value="97" calcext:value-type="float">
            <text:p>97,00</text:p>
          </table:table-cell>
          <table:table-cell table:style-name="ce28" table:formula="of:=IF([.M10]&lt;&gt; &quot;&quot;;[.N$3] / (1 + (COUNTIF([.$Q$6:.$Q9]; [.N$2]))); &quot;&quot;)" office:value-type="float" office:value="124.5" calcext:value-type="float">
            <text:p>124,50</text:p>
          </table:table-cell>
          <table:table-cell table:style-name="ce28" table:formula="of:=IF([.N10]&lt;&gt; &quot;&quot;;[.O$3] / (1 + (COUNTIF([.$Q$6:.$Q9]; [.O$2]))); &quot;&quot;)" office:value-type="float" office:value="87.5" calcext:value-type="float">
            <text:p>87,50</text:p>
          </table:table-cell>
          <table:table-cell table:style-name="ce28" table:formula="of:=IF([.O10]&lt;&gt; &quot;&quot;;[.P$3] / (1 + (COUNTIF([.$Q$6:.$Q9]; [.P$2]))); &quot;&quot;)" office:value-type="float" office:value="159" calcext:value-type="float">
            <text:p>159,00</text:p>
          </table:table-cell>
          <table:table-cell table:style-name="ce18" table:formula="of:=INDEX([.$K$2:.$P$2]; 1; MATCH(MAX([.K10:.P10]); [.$K10:.$P10]; 0))" office:value-type="string" office:string-value="F" calcext:value-type="string">
            <text:p>F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$Q$3] &gt; [.J10]; [.J10]+1; &quot;&quot;)" office:value-type="float" office:value="6" calcext:value-type="float">
            <text:p>6</text:p>
          </table:table-cell>
          <table:table-cell table:style-name="ce28" table:formula="of:=IF([.J11]&lt;&gt; &quot;&quot;;[.K$3] / (1 + (COUNTIF([.$Q$6:.$Q10]; [.K$2]))); &quot;&quot;)" office:value-type="float" office:value="99" calcext:value-type="float">
            <text:p>99,00</text:p>
          </table:table-cell>
          <table:table-cell table:style-name="ce28" table:formula="of:=IF([.K11]&lt;&gt; &quot;&quot;;[.L$3] / (1 + (COUNTIF([.$Q$6:.$Q10]; [.L$2]))); &quot;&quot;)" office:value-type="float" office:value="155" calcext:value-type="float">
            <text:p>155,00</text:p>
          </table:table-cell>
          <table:table-cell table:style-name="ce28" table:formula="of:=IF([.L11]&lt;&gt; &quot;&quot;;[.M$3] / (1 + (COUNTIF([.$Q$6:.$Q10]; [.M$2]))); &quot;&quot;)" office:value-type="float" office:value="97" calcext:value-type="float">
            <text:p>97,00</text:p>
          </table:table-cell>
          <table:table-cell table:style-name="ce28" table:formula="of:=IF([.M11]&lt;&gt; &quot;&quot;;[.N$3] / (1 + (COUNTIF([.$Q$6:.$Q10]; [.N$2]))); &quot;&quot;)" office:value-type="float" office:value="124.5" calcext:value-type="float">
            <text:p>124,50</text:p>
          </table:table-cell>
          <table:table-cell table:style-name="ce28" table:formula="of:=IF([.N11]&lt;&gt; &quot;&quot;;[.O$3] / (1 + (COUNTIF([.$Q$6:.$Q10]; [.O$2]))); &quot;&quot;)" office:value-type="float" office:value="87.5" calcext:value-type="float">
            <text:p>87,50</text:p>
          </table:table-cell>
          <table:table-cell table:style-name="ce28" table:formula="of:=IF([.O11]&lt;&gt; &quot;&quot;;[.P$3] / (1 + (COUNTIF([.$Q$6:.$Q10]; [.P$2]))); &quot;&quot;)" office:value-type="float" office:value="79.5" calcext:value-type="float">
            <text:p>79,50</text:p>
          </table:table-cell>
          <table:table-cell table:style-name="ce18" table:formula="of:=INDEX([.$K$2:.$P$2]; 1; MATCH(MAX([.K11:.P11]); [.$K11:.$P11]; 0))" office:value-type="string" office:string-value="B" calcext:value-type="string">
            <text:p>B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$Q$3] &gt; [.J11]; [.J11]+1; &quot;&quot;)" office:value-type="float" office:value="7" calcext:value-type="float">
            <text:p>7</text:p>
          </table:table-cell>
          <table:table-cell table:style-name="ce28" table:formula="of:=IF([.J12]&lt;&gt; &quot;&quot;;[.K$3] / (1 + (COUNTIF([.$Q$6:.$Q11]; [.K$2]))); &quot;&quot;)" office:value-type="float" office:value="99" calcext:value-type="float">
            <text:p>99,00</text:p>
          </table:table-cell>
          <table:table-cell table:style-name="ce28" table:formula="of:=IF([.K12]&lt;&gt; &quot;&quot;;[.L$3] / (1 + (COUNTIF([.$Q$6:.$Q11]; [.L$2]))); &quot;&quot;)" office:value-type="float" office:value="103.333333333333" calcext:value-type="float">
            <text:p>103,33</text:p>
          </table:table-cell>
          <table:table-cell table:style-name="ce28" table:formula="of:=IF([.L12]&lt;&gt; &quot;&quot;;[.M$3] / (1 + (COUNTIF([.$Q$6:.$Q11]; [.M$2]))); &quot;&quot;)" office:value-type="float" office:value="97" calcext:value-type="float">
            <text:p>97,00</text:p>
          </table:table-cell>
          <table:table-cell table:style-name="ce28" table:formula="of:=IF([.M12]&lt;&gt; &quot;&quot;;[.N$3] / (1 + (COUNTIF([.$Q$6:.$Q11]; [.N$2]))); &quot;&quot;)" office:value-type="float" office:value="124.5" calcext:value-type="float">
            <text:p>124,50</text:p>
          </table:table-cell>
          <table:table-cell table:style-name="ce28" table:formula="of:=IF([.N12]&lt;&gt; &quot;&quot;;[.O$3] / (1 + (COUNTIF([.$Q$6:.$Q11]; [.O$2]))); &quot;&quot;)" office:value-type="float" office:value="87.5" calcext:value-type="float">
            <text:p>87,50</text:p>
          </table:table-cell>
          <table:table-cell table:style-name="ce28" table:formula="of:=IF([.O12]&lt;&gt; &quot;&quot;;[.P$3] / (1 + (COUNTIF([.$Q$6:.$Q11]; [.P$2]))); &quot;&quot;)" office:value-type="float" office:value="79.5" calcext:value-type="float">
            <text:p>79,50</text:p>
          </table:table-cell>
          <table:table-cell table:style-name="ce18" table:formula="of:=INDEX([.$K$2:.$P$2]; 1; MATCH(MAX([.K12:.P12]); [.$K12:.$P12]; 0))" office:value-type="string" office:string-value="D" calcext:value-type="string">
            <text:p>D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$Q$3] &gt; [.J12]; [.J12]+1; &quot;&quot;)" office:value-type="float" office:value="8" calcext:value-type="float">
            <text:p>8</text:p>
          </table:table-cell>
          <table:table-cell table:style-name="ce28" table:formula="of:=IF([.J13]&lt;&gt; &quot;&quot;;[.K$3] / (1 + (COUNTIF([.$Q$6:.$Q12]; [.K$2]))); &quot;&quot;)" office:value-type="float" office:value="99" calcext:value-type="float">
            <text:p>99,00</text:p>
          </table:table-cell>
          <table:table-cell table:style-name="ce28" table:formula="of:=IF([.K13]&lt;&gt; &quot;&quot;;[.L$3] / (1 + (COUNTIF([.$Q$6:.$Q12]; [.L$2]))); &quot;&quot;)" office:value-type="float" office:value="103.333333333333" calcext:value-type="float">
            <text:p>103,33</text:p>
          </table:table-cell>
          <table:table-cell table:style-name="ce28" table:formula="of:=IF([.L13]&lt;&gt; &quot;&quot;;[.M$3] / (1 + (COUNTIF([.$Q$6:.$Q12]; [.M$2]))); &quot;&quot;)" office:value-type="float" office:value="97" calcext:value-type="float">
            <text:p>97,00</text:p>
          </table:table-cell>
          <table:table-cell table:style-name="ce28" table:formula="of:=IF([.M13]&lt;&gt; &quot;&quot;;[.N$3] / (1 + (COUNTIF([.$Q$6:.$Q12]; [.N$2]))); &quot;&quot;)" office:value-type="float" office:value="83" calcext:value-type="float">
            <text:p>83,00</text:p>
          </table:table-cell>
          <table:table-cell table:style-name="ce28" table:formula="of:=IF([.N13]&lt;&gt; &quot;&quot;;[.O$3] / (1 + (COUNTIF([.$Q$6:.$Q12]; [.O$2]))); &quot;&quot;)" office:value-type="float" office:value="87.5" calcext:value-type="float">
            <text:p>87,50</text:p>
          </table:table-cell>
          <table:table-cell table:style-name="ce28" table:formula="of:=IF([.O13]&lt;&gt; &quot;&quot;;[.P$3] / (1 + (COUNTIF([.$Q$6:.$Q12]; [.P$2]))); &quot;&quot;)" office:value-type="float" office:value="79.5" calcext:value-type="float">
            <text:p>79,50</text:p>
          </table:table-cell>
          <table:table-cell table:style-name="ce18" table:formula="of:=INDEX([.$K$2:.$P$2]; 1; MATCH(MAX([.K13:.P13]); [.$K13:.$P13]; 0))" office:value-type="string" office:string-value="B" calcext:value-type="string">
            <text:p>B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$Q$3] &gt; [.J13]; [.J13]+1; &quot;&quot;)" office:value-type="float" office:value="9" calcext:value-type="float">
            <text:p>9</text:p>
          </table:table-cell>
          <table:table-cell table:style-name="ce28" table:formula="of:=IF([.J14]&lt;&gt; &quot;&quot;;[.K$3] / (1 + (COUNTIF([.$Q$6:.$Q13]; [.K$2]))); &quot;&quot;)" office:value-type="float" office:value="99" calcext:value-type="float">
            <text:p>99,00</text:p>
          </table:table-cell>
          <table:table-cell table:style-name="ce28" table:formula="of:=IF([.K14]&lt;&gt; &quot;&quot;;[.L$3] / (1 + (COUNTIF([.$Q$6:.$Q13]; [.L$2]))); &quot;&quot;)" office:value-type="float" office:value="77.5" calcext:value-type="float">
            <text:p>77,50</text:p>
          </table:table-cell>
          <table:table-cell table:style-name="ce28" table:formula="of:=IF([.L14]&lt;&gt; &quot;&quot;;[.M$3] / (1 + (COUNTIF([.$Q$6:.$Q13]; [.M$2]))); &quot;&quot;)" office:value-type="float" office:value="97" calcext:value-type="float">
            <text:p>97,00</text:p>
          </table:table-cell>
          <table:table-cell table:style-name="ce28" table:formula="of:=IF([.M14]&lt;&gt; &quot;&quot;;[.N$3] / (1 + (COUNTIF([.$Q$6:.$Q13]; [.N$2]))); &quot;&quot;)" office:value-type="float" office:value="83" calcext:value-type="float">
            <text:p>83,00</text:p>
          </table:table-cell>
          <table:table-cell table:style-name="ce28" table:formula="of:=IF([.N14]&lt;&gt; &quot;&quot;;[.O$3] / (1 + (COUNTIF([.$Q$6:.$Q13]; [.O$2]))); &quot;&quot;)" office:value-type="float" office:value="87.5" calcext:value-type="float">
            <text:p>87,50</text:p>
          </table:table-cell>
          <table:table-cell table:style-name="ce28" table:formula="of:=IF([.O14]&lt;&gt; &quot;&quot;;[.P$3] / (1 + (COUNTIF([.$Q$6:.$Q13]; [.P$2]))); &quot;&quot;)" office:value-type="float" office:value="79.5" calcext:value-type="float">
            <text:p>79,50</text:p>
          </table:table-cell>
          <table:table-cell table:style-name="ce18" table:formula="of:=INDEX([.$K$2:.$P$2]; 1; MATCH(MAX([.K14:.P14]); [.$K14:.$P14]; 0))" office:value-type="string" office:string-value="A" calcext:value-type="string">
            <text:p>A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$Q$3] &gt; [.J14]; [.J14]+1; &quot;&quot;)" office:value-type="float" office:value="10" calcext:value-type="float">
            <text:p>10</text:p>
          </table:table-cell>
          <table:table-cell table:style-name="ce28" table:formula="of:=IF([.J15]&lt;&gt; &quot;&quot;;[.K$3] / (1 + (COUNTIF([.$Q$6:.$Q14]; [.K$2]))); &quot;&quot;)" office:value-type="float" office:value="49.5" calcext:value-type="float">
            <text:p>49,50</text:p>
          </table:table-cell>
          <table:table-cell table:style-name="ce28" table:formula="of:=IF([.K15]&lt;&gt; &quot;&quot;;[.L$3] / (1 + (COUNTIF([.$Q$6:.$Q14]; [.L$2]))); &quot;&quot;)" office:value-type="float" office:value="77.5" calcext:value-type="float">
            <text:p>77,50</text:p>
          </table:table-cell>
          <table:table-cell table:style-name="ce28" table:formula="of:=IF([.L15]&lt;&gt; &quot;&quot;;[.M$3] / (1 + (COUNTIF([.$Q$6:.$Q14]; [.M$2]))); &quot;&quot;)" office:value-type="float" office:value="97" calcext:value-type="float">
            <text:p>97,00</text:p>
          </table:table-cell>
          <table:table-cell table:style-name="ce28" table:formula="of:=IF([.M15]&lt;&gt; &quot;&quot;;[.N$3] / (1 + (COUNTIF([.$Q$6:.$Q14]; [.N$2]))); &quot;&quot;)" office:value-type="float" office:value="83" calcext:value-type="float">
            <text:p>83,00</text:p>
          </table:table-cell>
          <table:table-cell table:style-name="ce28" table:formula="of:=IF([.N15]&lt;&gt; &quot;&quot;;[.O$3] / (1 + (COUNTIF([.$Q$6:.$Q14]; [.O$2]))); &quot;&quot;)" office:value-type="float" office:value="87.5" calcext:value-type="float">
            <text:p>87,50</text:p>
          </table:table-cell>
          <table:table-cell table:style-name="ce28" table:formula="of:=IF([.O15]&lt;&gt; &quot;&quot;;[.P$3] / (1 + (COUNTIF([.$Q$6:.$Q14]; [.P$2]))); &quot;&quot;)" office:value-type="float" office:value="79.5" calcext:value-type="float">
            <text:p>79,50</text:p>
          </table:table-cell>
          <table:table-cell table:style-name="ce18" table:formula="of:=INDEX([.$K$2:.$P$2]; 1; MATCH(MAX([.K15:.P15]); [.$K15:.$P15]; 0))" office:value-type="string" office:string-value="C" calcext:value-type="string">
            <text:p>C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$Q$3] &gt; [.J15]; [.J15]+1; &quot;&quot;)" office:value-type="float" office:value="11" calcext:value-type="float">
            <text:p>11</text:p>
          </table:table-cell>
          <table:table-cell table:style-name="ce28" table:formula="of:=IF([.J16]&lt;&gt; &quot;&quot;;[.K$3] / (1 + (COUNTIF([.$Q$6:.$Q15]; [.K$2]))); &quot;&quot;)" office:value-type="float" office:value="49.5" calcext:value-type="float">
            <text:p>49,50</text:p>
          </table:table-cell>
          <table:table-cell table:style-name="ce28" table:formula="of:=IF([.K16]&lt;&gt; &quot;&quot;;[.L$3] / (1 + (COUNTIF([.$Q$6:.$Q15]; [.L$2]))); &quot;&quot;)" office:value-type="float" office:value="77.5" calcext:value-type="float">
            <text:p>77,50</text:p>
          </table:table-cell>
          <table:table-cell table:style-name="ce28" table:formula="of:=IF([.L16]&lt;&gt; &quot;&quot;;[.M$3] / (1 + (COUNTIF([.$Q$6:.$Q15]; [.M$2]))); &quot;&quot;)" office:value-type="float" office:value="64.6666666666667" calcext:value-type="float">
            <text:p>64,67</text:p>
          </table:table-cell>
          <table:table-cell table:style-name="ce28" table:formula="of:=IF([.M16]&lt;&gt; &quot;&quot;;[.N$3] / (1 + (COUNTIF([.$Q$6:.$Q15]; [.N$2]))); &quot;&quot;)" office:value-type="float" office:value="83" calcext:value-type="float">
            <text:p>83,00</text:p>
          </table:table-cell>
          <table:table-cell table:style-name="ce28" table:formula="of:=IF([.N16]&lt;&gt; &quot;&quot;;[.O$3] / (1 + (COUNTIF([.$Q$6:.$Q15]; [.O$2]))); &quot;&quot;)" office:value-type="float" office:value="87.5" calcext:value-type="float">
            <text:p>87,50</text:p>
          </table:table-cell>
          <table:table-cell table:style-name="ce28" table:formula="of:=IF([.O16]&lt;&gt; &quot;&quot;;[.P$3] / (1 + (COUNTIF([.$Q$6:.$Q15]; [.P$2]))); &quot;&quot;)" office:value-type="float" office:value="79.5" calcext:value-type="float">
            <text:p>79,50</text:p>
          </table:table-cell>
          <table:table-cell table:style-name="ce18" table:formula="of:=INDEX([.$K$2:.$P$2]; 1; MATCH(MAX([.K16:.P16]); [.$K16:.$P16]; 0))" office:value-type="string" office:string-value="E" calcext:value-type="string">
            <text:p>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$Q$3] &gt; [.J16]; [.J16]+1; &quot;&quot;)" office:value-type="float" office:value="12" calcext:value-type="float">
            <text:p>12</text:p>
          </table:table-cell>
          <table:table-cell table:style-name="ce28" table:formula="of:=IF([.J17]&lt;&gt; &quot;&quot;;[.K$3] / (1 + (COUNTIF([.$Q$6:.$Q16]; [.K$2]))); &quot;&quot;)" office:value-type="float" office:value="49.5" calcext:value-type="float">
            <text:p>49,50</text:p>
          </table:table-cell>
          <table:table-cell table:style-name="ce28" table:formula="of:=IF([.K17]&lt;&gt; &quot;&quot;;[.L$3] / (1 + (COUNTIF([.$Q$6:.$Q16]; [.L$2]))); &quot;&quot;)" office:value-type="float" office:value="77.5" calcext:value-type="float">
            <text:p>77,50</text:p>
          </table:table-cell>
          <table:table-cell table:style-name="ce28" table:formula="of:=IF([.L17]&lt;&gt; &quot;&quot;;[.M$3] / (1 + (COUNTIF([.$Q$6:.$Q16]; [.M$2]))); &quot;&quot;)" office:value-type="float" office:value="64.6666666666667" calcext:value-type="float">
            <text:p>64,67</text:p>
          </table:table-cell>
          <table:table-cell table:style-name="ce28" table:formula="of:=IF([.M17]&lt;&gt; &quot;&quot;;[.N$3] / (1 + (COUNTIF([.$Q$6:.$Q16]; [.N$2]))); &quot;&quot;)" office:value-type="float" office:value="83" calcext:value-type="float">
            <text:p>83,00</text:p>
          </table:table-cell>
          <table:table-cell table:style-name="ce28" table:formula="of:=IF([.N17]&lt;&gt; &quot;&quot;;[.O$3] / (1 + (COUNTIF([.$Q$6:.$Q16]; [.O$2]))); &quot;&quot;)" office:value-type="float" office:value="58.3333333333333" calcext:value-type="float">
            <text:p>58,33</text:p>
          </table:table-cell>
          <table:table-cell table:style-name="ce28" table:formula="of:=IF([.O17]&lt;&gt; &quot;&quot;;[.P$3] / (1 + (COUNTIF([.$Q$6:.$Q16]; [.P$2]))); &quot;&quot;)" office:value-type="float" office:value="79.5" calcext:value-type="float">
            <text:p>79,50</text:p>
          </table:table-cell>
          <table:table-cell table:style-name="ce18" table:formula="of:=INDEX([.$K$2:.$P$2]; 1; MATCH(MAX([.K17:.P17]); [.$K17:.$P17]; 0))" office:value-type="string" office:string-value="D" calcext:value-type="string">
            <text:p>D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$Q$3] &gt; [.J17]; [.J17]+1; &quot;&quot;)" office:value-type="float" office:value="13" calcext:value-type="float">
            <text:p>13</text:p>
          </table:table-cell>
          <table:table-cell table:style-name="ce28" table:formula="of:=IF([.J18]&lt;&gt; &quot;&quot;;[.K$3] / (1 + (COUNTIF([.$Q$6:.$Q17]; [.K$2]))); &quot;&quot;)" office:value-type="float" office:value="49.5" calcext:value-type="float">
            <text:p>49,50</text:p>
          </table:table-cell>
          <table:table-cell table:style-name="ce28" table:formula="of:=IF([.K18]&lt;&gt; &quot;&quot;;[.L$3] / (1 + (COUNTIF([.$Q$6:.$Q17]; [.L$2]))); &quot;&quot;)" office:value-type="float" office:value="77.5" calcext:value-type="float">
            <text:p>77,50</text:p>
          </table:table-cell>
          <table:table-cell table:style-name="ce28" table:formula="of:=IF([.L18]&lt;&gt; &quot;&quot;;[.M$3] / (1 + (COUNTIF([.$Q$6:.$Q17]; [.M$2]))); &quot;&quot;)" office:value-type="float" office:value="64.6666666666667" calcext:value-type="float">
            <text:p>64,67</text:p>
          </table:table-cell>
          <table:table-cell table:style-name="ce28" table:formula="of:=IF([.M18]&lt;&gt; &quot;&quot;;[.N$3] / (1 + (COUNTIF([.$Q$6:.$Q17]; [.N$2]))); &quot;&quot;)" office:value-type="float" office:value="62.25" calcext:value-type="float">
            <text:p>62,25</text:p>
          </table:table-cell>
          <table:table-cell table:style-name="ce28" table:formula="of:=IF([.N18]&lt;&gt; &quot;&quot;;[.O$3] / (1 + (COUNTIF([.$Q$6:.$Q17]; [.O$2]))); &quot;&quot;)" office:value-type="float" office:value="58.3333333333333" calcext:value-type="float">
            <text:p>58,33</text:p>
          </table:table-cell>
          <table:table-cell table:style-name="ce28" table:formula="of:=IF([.O18]&lt;&gt; &quot;&quot;;[.P$3] / (1 + (COUNTIF([.$Q$6:.$Q17]; [.P$2]))); &quot;&quot;)" office:value-type="float" office:value="79.5" calcext:value-type="float">
            <text:p>79,50</text:p>
          </table:table-cell>
          <table:table-cell table:style-name="ce18" table:formula="of:=INDEX([.$K$2:.$P$2]; 1; MATCH(MAX([.K18:.P18]); [.$K18:.$P18]; 0))" office:value-type="string" office:string-value="F" calcext:value-type="string">
            <text:p>F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$Q$3] &gt; [.J18]; [.J18]+1; &quot;&quot;)" office:value-type="float" office:value="14" calcext:value-type="float">
            <text:p>14</text:p>
          </table:table-cell>
          <table:table-cell table:style-name="ce28" table:formula="of:=IF([.J19]&lt;&gt; &quot;&quot;;[.K$3] / (1 + (COUNTIF([.$Q$6:.$Q18]; [.K$2]))); &quot;&quot;)" office:value-type="float" office:value="49.5" calcext:value-type="float">
            <text:p>49,50</text:p>
          </table:table-cell>
          <table:table-cell table:style-name="ce28" table:formula="of:=IF([.K19]&lt;&gt; &quot;&quot;;[.L$3] / (1 + (COUNTIF([.$Q$6:.$Q18]; [.L$2]))); &quot;&quot;)" office:value-type="float" office:value="77.5" calcext:value-type="float">
            <text:p>77,50</text:p>
          </table:table-cell>
          <table:table-cell table:style-name="ce28" table:formula="of:=IF([.L19]&lt;&gt; &quot;&quot;;[.M$3] / (1 + (COUNTIF([.$Q$6:.$Q18]; [.M$2]))); &quot;&quot;)" office:value-type="float" office:value="64.6666666666667" calcext:value-type="float">
            <text:p>64,67</text:p>
          </table:table-cell>
          <table:table-cell table:style-name="ce28" table:formula="of:=IF([.M19]&lt;&gt; &quot;&quot;;[.N$3] / (1 + (COUNTIF([.$Q$6:.$Q18]; [.N$2]))); &quot;&quot;)" office:value-type="float" office:value="62.25" calcext:value-type="float">
            <text:p>62,25</text:p>
          </table:table-cell>
          <table:table-cell table:style-name="ce28" table:formula="of:=IF([.N19]&lt;&gt; &quot;&quot;;[.O$3] / (1 + (COUNTIF([.$Q$6:.$Q18]; [.O$2]))); &quot;&quot;)" office:value-type="float" office:value="58.3333333333333" calcext:value-type="float">
            <text:p>58,33</text:p>
          </table:table-cell>
          <table:table-cell table:style-name="ce28" table:formula="of:=IF([.O19]&lt;&gt; &quot;&quot;;[.P$3] / (1 + (COUNTIF([.$Q$6:.$Q18]; [.P$2]))); &quot;&quot;)" office:value-type="float" office:value="53" calcext:value-type="float">
            <text:p>53,00</text:p>
          </table:table-cell>
          <table:table-cell table:style-name="ce18" table:formula="of:=INDEX([.$K$2:.$P$2]; 1; MATCH(MAX([.K19:.P19]); [.$K19:.$P19]; 0))" office:value-type="string" office:string-value="B" calcext:value-type="string">
            <text:p>B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$Q$3] &gt; [.J19]; [.J19]+1; &quot;&quot;)" office:value-type="float" office:value="15" calcext:value-type="float">
            <text:p>15</text:p>
          </table:table-cell>
          <table:table-cell table:style-name="ce28" table:formula="of:=IF([.J20]&lt;&gt; &quot;&quot;;[.K$3] / (1 + (COUNTIF([.$Q$6:.$Q19]; [.K$2]))); &quot;&quot;)" office:value-type="float" office:value="49.5" calcext:value-type="float">
            <text:p>49,50</text:p>
          </table:table-cell>
          <table:table-cell table:style-name="ce28" table:formula="of:=IF([.K20]&lt;&gt; &quot;&quot;;[.L$3] / (1 + (COUNTIF([.$Q$6:.$Q19]; [.L$2]))); &quot;&quot;)" office:value-type="float" office:value="62" calcext:value-type="float">
            <text:p>62,00</text:p>
          </table:table-cell>
          <table:table-cell table:style-name="ce28" table:formula="of:=IF([.L20]&lt;&gt; &quot;&quot;;[.M$3] / (1 + (COUNTIF([.$Q$6:.$Q19]; [.M$2]))); &quot;&quot;)" office:value-type="float" office:value="64.6666666666667" calcext:value-type="float">
            <text:p>64,67</text:p>
          </table:table-cell>
          <table:table-cell table:style-name="ce28" table:formula="of:=IF([.M20]&lt;&gt; &quot;&quot;;[.N$3] / (1 + (COUNTIF([.$Q$6:.$Q19]; [.N$2]))); &quot;&quot;)" office:value-type="float" office:value="62.25" calcext:value-type="float">
            <text:p>62,25</text:p>
          </table:table-cell>
          <table:table-cell table:style-name="ce28" table:formula="of:=IF([.N20]&lt;&gt; &quot;&quot;;[.O$3] / (1 + (COUNTIF([.$Q$6:.$Q19]; [.O$2]))); &quot;&quot;)" office:value-type="float" office:value="58.3333333333333" calcext:value-type="float">
            <text:p>58,33</text:p>
          </table:table-cell>
          <table:table-cell table:style-name="ce28" table:formula="of:=IF([.O20]&lt;&gt; &quot;&quot;;[.P$3] / (1 + (COUNTIF([.$Q$6:.$Q19]; [.P$2]))); &quot;&quot;)" office:value-type="float" office:value="53" calcext:value-type="float">
            <text:p>53,00</text:p>
          </table:table-cell>
          <table:table-cell table:style-name="ce18" table:formula="of:=INDEX([.$K$2:.$P$2]; 1; MATCH(MAX([.K20:.P20]); [.$K20:.$P20]; 0))" office:value-type="string" office:string-value="C" calcext:value-type="string">
            <text:p>C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$Q$3] &gt; [.J20]; [.J20]+1; &quot;&quot;)" office:value-type="float" office:value="16" calcext:value-type="float">
            <text:p>16</text:p>
          </table:table-cell>
          <table:table-cell table:style-name="ce28" table:formula="of:=IF([.J21]&lt;&gt; &quot;&quot;;[.K$3] / (1 + (COUNTIF([.$Q$6:.$Q20]; [.K$2]))); &quot;&quot;)" office:value-type="float" office:value="49.5" calcext:value-type="float">
            <text:p>49,50</text:p>
          </table:table-cell>
          <table:table-cell table:style-name="ce28" table:formula="of:=IF([.K21]&lt;&gt; &quot;&quot;;[.L$3] / (1 + (COUNTIF([.$Q$6:.$Q20]; [.L$2]))); &quot;&quot;)" office:value-type="float" office:value="62" calcext:value-type="float">
            <text:p>62,00</text:p>
          </table:table-cell>
          <table:table-cell table:style-name="ce28" table:formula="of:=IF([.L21]&lt;&gt; &quot;&quot;;[.M$3] / (1 + (COUNTIF([.$Q$6:.$Q20]; [.M$2]))); &quot;&quot;)" office:value-type="float" office:value="48.5" calcext:value-type="float">
            <text:p>48,50</text:p>
          </table:table-cell>
          <table:table-cell table:style-name="ce28" table:formula="of:=IF([.M21]&lt;&gt; &quot;&quot;;[.N$3] / (1 + (COUNTIF([.$Q$6:.$Q20]; [.N$2]))); &quot;&quot;)" office:value-type="float" office:value="62.25" calcext:value-type="float">
            <text:p>62,25</text:p>
          </table:table-cell>
          <table:table-cell table:style-name="ce28" table:formula="of:=IF([.N21]&lt;&gt; &quot;&quot;;[.O$3] / (1 + (COUNTIF([.$Q$6:.$Q20]; [.O$2]))); &quot;&quot;)" office:value-type="float" office:value="58.3333333333333" calcext:value-type="float">
            <text:p>58,33</text:p>
          </table:table-cell>
          <table:table-cell table:style-name="ce28" table:formula="of:=IF([.O21]&lt;&gt; &quot;&quot;;[.P$3] / (1 + (COUNTIF([.$Q$6:.$Q20]; [.P$2]))); &quot;&quot;)" office:value-type="float" office:value="53" calcext:value-type="float">
            <text:p>53,00</text:p>
          </table:table-cell>
          <table:table-cell table:style-name="ce18" table:formula="of:=INDEX([.$K$2:.$P$2]; 1; MATCH(MAX([.K21:.P21]); [.$K21:.$P21]; 0))" office:value-type="string" office:string-value="D" calcext:value-type="string">
            <text:p>D</text:p>
          </table:table-cell>
        </table:table-row>
        <table:table-row table:style-name="ro1">
          <table:table-cell table:number-columns-repeated="9"/>
          <table:table-cell table:formula="of:=IF([.$Q$3] &gt; [.J21]; [.J21]+1; &quot;&quot;)" office:value-type="float" office:value="17" calcext:value-type="float">
            <text:p>17</text:p>
          </table:table-cell>
          <table:table-cell table:style-name="ce28" table:formula="of:=IF([.J22]&lt;&gt; &quot;&quot;;[.K$3] / (1 + (COUNTIF([.$Q$6:.$Q21]; [.K$2]))); &quot;&quot;)" office:value-type="float" office:value="49.5" calcext:value-type="float">
            <text:p>49,50</text:p>
          </table:table-cell>
          <table:table-cell table:style-name="ce28" table:formula="of:=IF([.K22]&lt;&gt; &quot;&quot;;[.L$3] / (1 + (COUNTIF([.$Q$6:.$Q21]; [.L$2]))); &quot;&quot;)" office:value-type="float" office:value="62" calcext:value-type="float">
            <text:p>62,00</text:p>
          </table:table-cell>
          <table:table-cell table:style-name="ce28" table:formula="of:=IF([.L22]&lt;&gt; &quot;&quot;;[.M$3] / (1 + (COUNTIF([.$Q$6:.$Q21]; [.M$2]))); &quot;&quot;)" office:value-type="float" office:value="48.5" calcext:value-type="float">
            <text:p>48,50</text:p>
          </table:table-cell>
          <table:table-cell table:style-name="ce28" table:formula="of:=IF([.M22]&lt;&gt; &quot;&quot;;[.N$3] / (1 + (COUNTIF([.$Q$6:.$Q21]; [.N$2]))); &quot;&quot;)" office:value-type="float" office:value="49.8" calcext:value-type="float">
            <text:p>49,80</text:p>
          </table:table-cell>
          <table:table-cell table:style-name="ce28" table:formula="of:=IF([.N22]&lt;&gt; &quot;&quot;;[.O$3] / (1 + (COUNTIF([.$Q$6:.$Q21]; [.O$2]))); &quot;&quot;)" office:value-type="float" office:value="58.3333333333333" calcext:value-type="float">
            <text:p>58,33</text:p>
          </table:table-cell>
          <table:table-cell table:style-name="ce28" table:formula="of:=IF([.O22]&lt;&gt; &quot;&quot;;[.P$3] / (1 + (COUNTIF([.$Q$6:.$Q21]; [.P$2]))); &quot;&quot;)" office:value-type="float" office:value="53" calcext:value-type="float">
            <text:p>53,00</text:p>
          </table:table-cell>
          <table:table-cell table:style-name="ce18" table:formula="of:=INDEX([.$K$2:.$P$2]; 1; MATCH(MAX([.K22:.P22]); [.$K22:.$P22]; 0))" office:value-type="string" office:string-value="B" calcext:value-type="string">
            <text:p>B</text:p>
          </table:table-cell>
        </table:table-row>
        <table:table-row table:style-name="ro1">
          <table:table-cell table:number-columns-repeated="9"/>
          <table:table-cell table:formula="of:=IF([.$Q$3] &gt; [.J22]; [.J22]+1; &quot;&quot;)" office:value-type="float" office:value="18" calcext:value-type="float">
            <text:p>18</text:p>
          </table:table-cell>
          <table:table-cell table:style-name="ce28" table:formula="of:=IF([.J23]&lt;&gt; &quot;&quot;;[.K$3] / (1 + (COUNTIF([.$Q$6:.$Q22]; [.K$2]))); &quot;&quot;)" office:value-type="float" office:value="49.5" calcext:value-type="float">
            <text:p>49,50</text:p>
          </table:table-cell>
          <table:table-cell table:style-name="ce28" table:formula="of:=IF([.K23]&lt;&gt; &quot;&quot;;[.L$3] / (1 + (COUNTIF([.$Q$6:.$Q22]; [.L$2]))); &quot;&quot;)" office:value-type="float" office:value="51.6666666666667" calcext:value-type="float">
            <text:p>51,67</text:p>
          </table:table-cell>
          <table:table-cell table:style-name="ce28" table:formula="of:=IF([.L23]&lt;&gt; &quot;&quot;;[.M$3] / (1 + (COUNTIF([.$Q$6:.$Q22]; [.M$2]))); &quot;&quot;)" office:value-type="float" office:value="48.5" calcext:value-type="float">
            <text:p>48,50</text:p>
          </table:table-cell>
          <table:table-cell table:style-name="ce28" table:formula="of:=IF([.M23]&lt;&gt; &quot;&quot;;[.N$3] / (1 + (COUNTIF([.$Q$6:.$Q22]; [.N$2]))); &quot;&quot;)" office:value-type="float" office:value="49.8" calcext:value-type="float">
            <text:p>49,80</text:p>
          </table:table-cell>
          <table:table-cell table:style-name="ce28" table:formula="of:=IF([.N23]&lt;&gt; &quot;&quot;;[.O$3] / (1 + (COUNTIF([.$Q$6:.$Q22]; [.O$2]))); &quot;&quot;)" office:value-type="float" office:value="58.3333333333333" calcext:value-type="float">
            <text:p>58,33</text:p>
          </table:table-cell>
          <table:table-cell table:style-name="ce28" table:formula="of:=IF([.O23]&lt;&gt; &quot;&quot;;[.P$3] / (1 + (COUNTIF([.$Q$6:.$Q22]; [.P$2]))); &quot;&quot;)" office:value-type="float" office:value="53" calcext:value-type="float">
            <text:p>53,00</text:p>
          </table:table-cell>
          <table:table-cell table:style-name="ce18" table:formula="of:=INDEX([.$K$2:.$P$2]; 1; MATCH(MAX([.K23:.P23]); [.$K23:.$P23]; 0))" office:value-type="string" office:string-value="E" calcext:value-type="string">
            <text:p>E</text:p>
          </table:table-cell>
        </table:table-row>
        <table:table-row table:style-name="ro1">
          <table:table-cell table:number-columns-repeated="9"/>
          <table:table-cell table:formula="of:=IF([.$Q$3] &gt; [.J23]; [.J23]+1; &quot;&quot;)" office:value-type="float" office:value="19" calcext:value-type="float">
            <text:p>19</text:p>
          </table:table-cell>
          <table:table-cell table:style-name="ce28" table:formula="of:=IF([.J24]&lt;&gt; &quot;&quot;;[.K$3] / (1 + (COUNTIF([.$Q$6:.$Q23]; [.K$2]))); &quot;&quot;)" office:value-type="float" office:value="49.5" calcext:value-type="float">
            <text:p>49,50</text:p>
          </table:table-cell>
          <table:table-cell table:style-name="ce28" table:formula="of:=IF([.K24]&lt;&gt; &quot;&quot;;[.L$3] / (1 + (COUNTIF([.$Q$6:.$Q23]; [.L$2]))); &quot;&quot;)" office:value-type="float" office:value="51.6666666666667" calcext:value-type="float">
            <text:p>51,67</text:p>
          </table:table-cell>
          <table:table-cell table:style-name="ce28" table:formula="of:=IF([.L24]&lt;&gt; &quot;&quot;;[.M$3] / (1 + (COUNTIF([.$Q$6:.$Q23]; [.M$2]))); &quot;&quot;)" office:value-type="float" office:value="48.5" calcext:value-type="float">
            <text:p>48,50</text:p>
          </table:table-cell>
          <table:table-cell table:style-name="ce28" table:formula="of:=IF([.M24]&lt;&gt; &quot;&quot;;[.N$3] / (1 + (COUNTIF([.$Q$6:.$Q23]; [.N$2]))); &quot;&quot;)" office:value-type="float" office:value="49.8" calcext:value-type="float">
            <text:p>49,80</text:p>
          </table:table-cell>
          <table:table-cell table:style-name="ce28" table:formula="of:=IF([.N24]&lt;&gt; &quot;&quot;;[.O$3] / (1 + (COUNTIF([.$Q$6:.$Q23]; [.O$2]))); &quot;&quot;)" office:value-type="float" office:value="43.75" calcext:value-type="float">
            <text:p>43,75</text:p>
          </table:table-cell>
          <table:table-cell table:style-name="ce28" table:formula="of:=IF([.O24]&lt;&gt; &quot;&quot;;[.P$3] / (1 + (COUNTIF([.$Q$6:.$Q23]; [.P$2]))); &quot;&quot;)" office:value-type="float" office:value="53" calcext:value-type="float">
            <text:p>53,00</text:p>
          </table:table-cell>
          <table:table-cell table:style-name="ce18" table:formula="of:=INDEX([.$K$2:.$P$2]; 1; MATCH(MAX([.K24:.P24]); [.$K24:.$P24]; 0))" office:value-type="string" office:string-value="F" calcext:value-type="string">
            <text:p>F</text:p>
          </table:table-cell>
        </table:table-row>
        <table:table-row table:style-name="ro1">
          <table:table-cell table:number-columns-repeated="8"/>
          <table:table-cell table:style-name="ce22"/>
          <table:table-cell table:formula="of:=IF([.$Q$3] &gt; [.J24]; [.J24]+1; &quot;&quot;)" office:value-type="float" office:value="20" calcext:value-type="float">
            <text:p>20</text:p>
          </table:table-cell>
          <table:table-cell table:style-name="ce28" table:formula="of:=IF([.J25]&lt;&gt; &quot;&quot;;[.K$3] / (1 + (COUNTIF([.$Q$6:.$Q24]; [.K$2]))); &quot;&quot;)" office:value-type="float" office:value="49.5" calcext:value-type="float">
            <text:p>49,50</text:p>
          </table:table-cell>
          <table:table-cell table:style-name="ce28" table:formula="of:=IF([.K25]&lt;&gt; &quot;&quot;;[.L$3] / (1 + (COUNTIF([.$Q$6:.$Q24]; [.L$2]))); &quot;&quot;)" office:value-type="float" office:value="51.6666666666667" calcext:value-type="float">
            <text:p>51,67</text:p>
          </table:table-cell>
          <table:table-cell table:style-name="ce28" table:formula="of:=IF([.L25]&lt;&gt; &quot;&quot;;[.M$3] / (1 + (COUNTIF([.$Q$6:.$Q24]; [.M$2]))); &quot;&quot;)" office:value-type="float" office:value="48.5" calcext:value-type="float">
            <text:p>48,50</text:p>
          </table:table-cell>
          <table:table-cell table:style-name="ce28" table:formula="of:=IF([.M25]&lt;&gt; &quot;&quot;;[.N$3] / (1 + (COUNTIF([.$Q$6:.$Q24]; [.N$2]))); &quot;&quot;)" office:value-type="float" office:value="49.8" calcext:value-type="float">
            <text:p>49,80</text:p>
          </table:table-cell>
          <table:table-cell table:style-name="ce28" table:formula="of:=IF([.N25]&lt;&gt; &quot;&quot;;[.O$3] / (1 + (COUNTIF([.$Q$6:.$Q24]; [.O$2]))); &quot;&quot;)" office:value-type="float" office:value="43.75" calcext:value-type="float">
            <text:p>43,75</text:p>
          </table:table-cell>
          <table:table-cell table:style-name="ce28" table:formula="of:=IF([.O25]&lt;&gt; &quot;&quot;;[.P$3] / (1 + (COUNTIF([.$Q$6:.$Q24]; [.P$2]))); &quot;&quot;)" office:value-type="float" office:value="39.75" calcext:value-type="float">
            <text:p>39,75</text:p>
          </table:table-cell>
          <table:table-cell table:style-name="ce18" table:formula="of:=INDEX([.$K$2:.$P$2]; 1; MATCH(MAX([.K25:.P25]); [.$K25:.$P25]; 0))" office:value-type="string" office:string-value="B" calcext:value-type="string">
            <text:p>B</text:p>
          </table:table-cell>
        </table:table-row>
        <table:table-row table:style-name="ro1">
          <table:table-cell table:number-columns-repeated="9"/>
          <table:table-cell table:formula="of:=IF([.$Q$3] &gt; [.J25]; [.J25]+1; &quot;&quot;)" office:value-type="float" office:value="21" calcext:value-type="float">
            <text:p>21</text:p>
          </table:table-cell>
          <table:table-cell table:style-name="ce28" table:formula="of:=IF([.J26]&lt;&gt; &quot;&quot;;[.K$3] / (1 + (COUNTIF([.$Q$6:.$Q25]; [.K$2]))); &quot;&quot;)" office:value-type="float" office:value="49.5" calcext:value-type="float">
            <text:p>49,50</text:p>
          </table:table-cell>
          <table:table-cell table:style-name="ce28" table:formula="of:=IF([.K26]&lt;&gt; &quot;&quot;;[.L$3] / (1 + (COUNTIF([.$Q$6:.$Q25]; [.L$2]))); &quot;&quot;)" office:value-type="float" office:value="44.2857142857143" calcext:value-type="float">
            <text:p>44,29</text:p>
          </table:table-cell>
          <table:table-cell table:style-name="ce28" table:formula="of:=IF([.L26]&lt;&gt; &quot;&quot;;[.M$3] / (1 + (COUNTIF([.$Q$6:.$Q25]; [.M$2]))); &quot;&quot;)" office:value-type="float" office:value="48.5" calcext:value-type="float">
            <text:p>48,50</text:p>
          </table:table-cell>
          <table:table-cell table:style-name="ce28" table:formula="of:=IF([.M26]&lt;&gt; &quot;&quot;;[.N$3] / (1 + (COUNTIF([.$Q$6:.$Q25]; [.N$2]))); &quot;&quot;)" office:value-type="float" office:value="49.8" calcext:value-type="float">
            <text:p>49,80</text:p>
          </table:table-cell>
          <table:table-cell table:style-name="ce28" table:formula="of:=IF([.N26]&lt;&gt; &quot;&quot;;[.O$3] / (1 + (COUNTIF([.$Q$6:.$Q25]; [.O$2]))); &quot;&quot;)" office:value-type="float" office:value="43.75" calcext:value-type="float">
            <text:p>43,75</text:p>
          </table:table-cell>
          <table:table-cell table:style-name="ce28" table:formula="of:=IF([.O26]&lt;&gt; &quot;&quot;;[.P$3] / (1 + (COUNTIF([.$Q$6:.$Q25]; [.P$2]))); &quot;&quot;)" office:value-type="float" office:value="39.75" calcext:value-type="float">
            <text:p>39,75</text:p>
          </table:table-cell>
          <table:table-cell table:style-name="ce18" table:formula="of:=INDEX([.$K$2:.$P$2]; 1; MATCH(MAX([.K26:.P26]); [.$K26:.$P26]; 0))" office:value-type="string" office:string-value="D" calcext:value-type="string">
            <text:p>D</text:p>
          </table:table-cell>
        </table:table-row>
        <table:table-row table:style-name="ro1">
          <table:table-cell table:number-columns-repeated="9"/>
          <table:table-cell table:formula="of:=IF([.$Q$3] &gt; [.J26]; [.J26]+1; &quot;&quot;)" office:value-type="float" office:value="22" calcext:value-type="float">
            <text:p>22</text:p>
          </table:table-cell>
          <table:table-cell table:style-name="ce28" table:formula="of:=IF([.J27]&lt;&gt; &quot;&quot;;[.K$3] / (1 + (COUNTIF([.$Q$6:.$Q26]; [.K$2]))); &quot;&quot;)" office:value-type="float" office:value="49.5" calcext:value-type="float">
            <text:p>49,50</text:p>
          </table:table-cell>
          <table:table-cell table:style-name="ce28" table:formula="of:=IF([.K27]&lt;&gt; &quot;&quot;;[.L$3] / (1 + (COUNTIF([.$Q$6:.$Q26]; [.L$2]))); &quot;&quot;)" office:value-type="float" office:value="44.2857142857143" calcext:value-type="float">
            <text:p>44,29</text:p>
          </table:table-cell>
          <table:table-cell table:style-name="ce28" table:formula="of:=IF([.L27]&lt;&gt; &quot;&quot;;[.M$3] / (1 + (COUNTIF([.$Q$6:.$Q26]; [.M$2]))); &quot;&quot;)" office:value-type="float" office:value="48.5" calcext:value-type="float">
            <text:p>48,50</text:p>
          </table:table-cell>
          <table:table-cell table:style-name="ce28" table:formula="of:=IF([.M27]&lt;&gt; &quot;&quot;;[.N$3] / (1 + (COUNTIF([.$Q$6:.$Q26]; [.N$2]))); &quot;&quot;)" office:value-type="float" office:value="41.5" calcext:value-type="float">
            <text:p>41,50</text:p>
          </table:table-cell>
          <table:table-cell table:style-name="ce28" table:formula="of:=IF([.N27]&lt;&gt; &quot;&quot;;[.O$3] / (1 + (COUNTIF([.$Q$6:.$Q26]; [.O$2]))); &quot;&quot;)" office:value-type="float" office:value="43.75" calcext:value-type="float">
            <text:p>43,75</text:p>
          </table:table-cell>
          <table:table-cell table:style-name="ce28" table:formula="of:=IF([.O27]&lt;&gt; &quot;&quot;;[.P$3] / (1 + (COUNTIF([.$Q$6:.$Q26]; [.P$2]))); &quot;&quot;)" office:value-type="float" office:value="39.75" calcext:value-type="float">
            <text:p>39,75</text:p>
          </table:table-cell>
          <table:table-cell table:style-name="ce18" table:formula="of:=INDEX([.$K$2:.$P$2]; 1; MATCH(MAX([.K27:.P27]); [.$K27:.$P27]; 0))" office:value-type="string" office:string-value="A" calcext:value-type="string">
            <text:p>A</text:p>
          </table:table-cell>
        </table:table-row>
        <table:table-row table:style-name="ro1">
          <table:table-cell table:number-columns-repeated="9"/>
          <table:table-cell table:formula="of:=IF([.$Q$3] &gt; [.J27]; [.J27]+1; &quot;&quot;)">
            <text:p/>
          </table:table-cell>
          <table:table-cell table:style-name="ce28" table:formula="of:=IF([.J28]&lt;&gt; &quot;&quot;;[.K$3] / (1 + (COUNTIF([.$Q$6:.$Q27]; [.K$2]))); &quot;&quot;)">
            <text:p/>
          </table:table-cell>
          <table:table-cell table:style-name="ce28" table:formula="of:=IF([.K28]&lt;&gt; &quot;&quot;;[.L$3] / (1 + (COUNTIF([.$Q$6:.$Q27]; [.L$2]))); &quot;&quot;)">
            <text:p/>
          </table:table-cell>
          <table:table-cell table:style-name="ce28" table:formula="of:=IF([.L28]&lt;&gt; &quot;&quot;;[.M$3] / (1 + (COUNTIF([.$Q$6:.$Q27]; [.M$2]))); &quot;&quot;)">
            <text:p/>
          </table:table-cell>
          <table:table-cell table:style-name="ce28" table:formula="of:=IF([.M28]&lt;&gt; &quot;&quot;;[.N$3] / (1 + (COUNTIF([.$Q$6:.$Q27]; [.N$2]))); &quot;&quot;)">
            <text:p/>
          </table:table-cell>
          <table:table-cell table:style-name="ce28" table:formula="of:=IF([.N28]&lt;&gt; &quot;&quot;;[.O$3] / (1 + (COUNTIF([.$Q$6:.$Q27]; [.O$2]))); &quot;&quot;)">
            <text:p/>
          </table:table-cell>
          <table:table-cell table:style-name="ce28" table:formula="of:=IF([.O28]&lt;&gt; &quot;&quot;;[.P$3] / (1 + (COUNTIF([.$Q$6:.$Q27]; [.P$2]))); &quot;&quot;)">
            <text:p/>
          </table:table-cell>
          <table:table-cell table:style-name="ce18" table:formula="of:=INDEX([.$K$2:.$P$2]; 1; MATCH(MAX([.K28:.P28]); [.$K28:.$P28]; 0)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9"/>
          <table:table-cell table:formula="of:=IF([.$Q$3] &gt; [.J28]; [.J28]+1; &quot;&quot;)">
            <text:p/>
          </table:table-cell>
          <table:table-cell table:style-name="ce28" table:formula="of:=IF([.J29]&lt;&gt; &quot;&quot;;[.K$3] / (1 + (COUNTIF([.$Q$6:.$Q28]; [.K$2]))); &quot;&quot;)">
            <text:p/>
          </table:table-cell>
          <table:table-cell table:style-name="ce28" table:formula="of:=IF([.K29]&lt;&gt; &quot;&quot;;[.L$3] / (1 + (COUNTIF([.$Q$6:.$Q28]; [.L$2]))); &quot;&quot;)">
            <text:p/>
          </table:table-cell>
          <table:table-cell table:style-name="ce28" table:formula="of:=IF([.L29]&lt;&gt; &quot;&quot;;[.M$3] / (1 + (COUNTIF([.$Q$6:.$Q28]; [.M$2]))); &quot;&quot;)">
            <text:p/>
          </table:table-cell>
          <table:table-cell table:style-name="ce28" table:formula="of:=IF([.M29]&lt;&gt; &quot;&quot;;[.N$3] / (1 + (COUNTIF([.$Q$6:.$Q28]; [.N$2]))); &quot;&quot;)">
            <text:p/>
          </table:table-cell>
          <table:table-cell table:style-name="ce28" table:formula="of:=IF([.N29]&lt;&gt; &quot;&quot;;[.O$3] / (1 + (COUNTIF([.$Q$6:.$Q28]; [.O$2]))); &quot;&quot;)">
            <text:p/>
          </table:table-cell>
          <table:table-cell table:style-name="ce28" table:formula="of:=IF([.O29]&lt;&gt; &quot;&quot;;[.P$3] / (1 + (COUNTIF([.$Q$6:.$Q28]; [.P$2]))); &quot;&quot;)">
            <text:p/>
          </table:table-cell>
          <table:table-cell table:style-name="ce18" table:formula="of:=INDEX([.$K$2:.$P$2]; 1; MATCH(MAX([.K29:.P29]); [.$K29:.$P29]; 0))" office:value-type="string" office:string-value="" calcext:value-type="error">
            <text:p>#N/D</text:p>
          </table:table-cell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Razem</text:p>
          </table:table-cell>
          <table:table-cell table:style-name="ce21" table:formula="of:=COUNTIF([.$Q$6:.$Q$29]; [.K35])" office:value-type="float" office:value="2" calcext:value-type="float">
            <text:p>2</text:p>
          </table:table-cell>
          <table:table-cell table:style-name="ce21" table:formula="of:=COUNTIF([.$Q$6:.$Q$29]; [.L35])" office:value-type="float" office:value="6" calcext:value-type="float">
            <text:p>6</text:p>
          </table:table-cell>
          <table:table-cell table:style-name="ce21" table:formula="of:=COUNTIF([.$Q$6:.$Q$29]; [.M35])" office:value-type="float" office:value="3" calcext:value-type="float">
            <text:p>3</text:p>
          </table:table-cell>
          <table:table-cell table:style-name="ce21" table:formula="of:=COUNTIF([.$Q$6:.$Q$29]; [.N35])" office:value-type="float" office:value="5" calcext:value-type="float">
            <text:p>5</text:p>
          </table:table-cell>
          <table:table-cell table:style-name="ce21" table:formula="of:=COUNTIF([.$Q$6:.$Q$29]; [.O35])" office:value-type="float" office:value="3" calcext:value-type="float">
            <text:p>3</text:p>
          </table:table-cell>
          <table:table-cell table:style-name="ce21" table:formula="of:=COUNTIF([.$Q$6:.$Q$29]; [.P35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Okręg 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table:style-name="ce8" office:value-type="string" calcext:value-type="string" table:number-columns-spanned="7" table:number-rows-spanned="1">
            <text:p>Odpowiedź</text:p>
          </table:table-cell>
          <table:covered-table-cell table:number-columns-repeated="6" table:style-name="ce30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Komite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Liczba głosów</text:p>
          </table:table-cell>
          <table:table-cell table:style-name="ce24" table:formula="of:=SUM([.K39:.K58])" office:value-type="float" office:value="93" calcext:value-type="float">
            <text:p>93</text:p>
          </table:table-cell>
          <table:table-cell table:style-name="ce24" table:formula="of:=SUM([.L39:.L58])" office:value-type="float" office:value="50" calcext:value-type="float">
            <text:p>50</text:p>
          </table:table-cell>
          <table:table-cell table:style-name="ce24" table:formula="of:=SUM([.M39:.M58])" office:value-type="float" office:value="50" calcext:value-type="float">
            <text:p>50</text:p>
          </table:table-cell>
          <table:table-cell table:style-name="ce24" table:formula="of:=SUM([.N39:.N58])" office:value-type="float" office:value="69" calcext:value-type="float">
            <text:p>69</text:p>
          </table:table-cell>
          <table:table-cell table:style-name="ce24" table:formula="of:=SUM([.O39:.O58])" office:value-type="float" office:value="62" calcext:value-type="float">
            <text:p>62</text:p>
          </table:table-cell>
          <table:table-cell table:style-name="ce24" table:formula="of:=SUM([.P39:.P58])" office:value-type="float" office:value="26" calcext:value-type="float">
            <text:p>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 style:data-style-name="N2" text:time-value="22:34:01.878629707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0T22:44:56.023029212</dc:date>
    <meta:editing-duration>PT58M29S</meta:editing-duration>
    <meta:editing-cycles>10</meta:editing-cycles>
    <meta:generator>LibreOffice/26.2.1.2$Linux_X86_64 LibreOffice_project/620$Build-2</meta:generator>
    <meta:document-statistic meta:table-count="5" meta:cell-count="12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011" number:language="pl" number:country="PL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 chart:data-label-number="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false" chart:data-label-number="percentage" chart:data-label-text="true" chart:data-label-symbol="fals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5.374cm" svg:height="9.972cm" xlink:href=".." xlink:type="simple" chart:class="chart:circle" chart:style-name="ch1">
        <chart:title svg:x="6.029cm" svg:y="0.335cm" chart:style-name="ch2">
          <text:p><text:span text:style-name="T1">Rozkład głosów</text:span></text:p>
        </chart:title>
        <chart:plot-area chart:style-name="ch3" svg:x="3.219cm" svg:y="1.286cm" svg:width="9.888cm" svg:height="8.736cm">
          <chart:coordinate-region svg:x="4.272cm" svg:y="1.711cm" svg:width="7.782cm" svg:height="7.81cm"/>
          <chart:axis chart:dimension="x" chart:name="primary-x" chart:style-name="ch4" chartooo:axis-type="auto">
            <chartooo:date-scale/>
            <chart:categories table:cell-range-address="Zadanie4.K60:Zadanie4.P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adanie4.K61:Zadanie4.P61" chart:label-cell-address="Zadanie4.J61:Zadanie4.J6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Zadanie4.K60:Zadanie4.P60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Liczba głosów</text:p>
                <draw:g>
                  <svg:desc>Zadanie4.J61:Zadanie4.J61</svg:desc>
                </draw:g>
              </table:table-cell>
              <table:table-cell office:value-type="float" office:value="93">
                <text:p>93</text:p>
                <draw:g>
                  <svg:desc>Zadanie4.K61:Zadanie4.P6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